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complex="Calibri" fo:font-weight="bold" style:font-weight-asian="bold" style:font-weight-complex="bold" fo:color="#000000" fo:font-size="11pt" style:font-size-asian="11pt" style:font-size-complex="11pt"/>
    </style:style>
    <style:style style:name="P3" style:parent-style-name="Standard" style:family="paragraph">
      <style:paragraph-properties fo:text-align="center"/>
      <style:text-properties fo:font-weight="bold" style:font-weight-asian="bold" style:font-weight-complex="bold" fo:color="#000000" fo:font-size="11pt" style:font-size-asian="11pt" style:font-size-complex="11pt"/>
    </style:style>
    <style:style style:name="P4" style:parent-style-name="Standard" style:family="paragraph">
      <style:paragraph-properties fo:text-align="center"/>
    </style:style>
    <style:style style:name="T5" style:parent-style-name="DefaultParagraphFont" style:family="text">
      <style:text-properties fo:font-weight="bold" style:font-weight-asian="bold" style:font-weight-complex="bold" fo:color="#000000" fo:font-size="11pt" style:font-size-asian="11pt" style:font-size-complex="11pt"/>
    </style:style>
    <style:style style:name="P6" style:parent-style-name="Standard" style:family="paragraph">
      <style:paragraph-properties fo:text-align="center"/>
    </style:style>
    <style:style style:name="T7" style:parent-style-name="DefaultParagraphFont" style:family="text">
      <style:text-properties fo:font-weight="bold" style:font-weight-asian="bold" style:font-weight-complex="bold" fo:color="#000000" fo:font-size="11pt" style:font-size-asian="11pt" style:font-size-complex="11pt"/>
    </style:style>
    <style:style style:name="T8" style:parent-style-name="DefaultParagraphFont" style:family="text">
      <style:text-properties fo:font-weight="bold" style:font-weight-asian="bold" style:font-weight-complex="bold" fo:color="#000000" style:text-position="super 63.6%" fo:font-size="11pt" style:font-size-asian="11pt" style:font-size-complex="11pt"/>
    </style:style>
    <style:style style:name="T9" style:parent-style-name="DefaultParagraphFont" style:family="text">
      <style:text-properties fo:font-weight="bold" style:font-weight-asian="bold" style:font-weight-complex="bold" fo:color="#000000" fo:font-size="11pt" style:font-size-asian="11pt" style:font-size-complex="11pt"/>
    </style:style>
    <style:style style:name="P10" style:parent-style-name="Standard" style:family="paragraph">
      <style:text-properties style:font-name="Calibri" fo:font-weight="bold" style:font-weight-asian="bold" style:font-weight-complex="bold" fo:color="#000000" fo:font-size="11pt" style:font-size-asian="11pt" style:font-size-complex="11pt"/>
    </style:style>
    <style:style style:name="P11" style:parent-style-name="Standard" style:family="paragraph">
      <style:text-properties style:font-name="Calibri" fo:font-weight="bold" style:font-weight-asian="bold" style:font-weight-complex="bold" fo:color="#000000" fo:font-size="11pt" style:font-size-asian="11pt" style:font-size-complex="11pt"/>
    </style:style>
    <style:style style:name="P12" style:parent-style-name="Standard" style:family="paragraph">
      <style:text-properties style:font-name="Calibri" fo:font-weight="bold" style:font-weight-asian="bold" style:font-weight-complex="bold" fo:color="#000000" fo:font-size="11pt" style:font-size-asian="11pt" style:font-size-complex="11pt"/>
    </style:style>
    <style:style style:name="T13" style:parent-style-name="DefaultParagraphFont" style:family="text">
      <style:text-properties style:font-name="Calibri" fo:color="#000000" fo:font-size="11pt" style:font-size-asian="11pt" style:font-size-complex="11pt"/>
    </style:style>
    <style:style style:name="P14" style:parent-style-name="Standard" style:family="paragraph">
      <style:text-properties style:font-name="Calibri" fo:font-weight="bold" style:font-weight-asian="bold" style:font-weight-complex="bold" fo:color="#000000" fo:font-size="11pt" style:font-size-asian="11pt" style:font-size-complex="11pt"/>
    </style:style>
    <style:style style:name="T15" style:parent-style-name="DefaultParagraphFont" style:family="text">
      <style:text-properties style:font-name="Calibri" fo:font-weight="bold" style:font-weight-asian="bold" style:font-weight-complex="bold" fo:color="#000000" fo:font-size="11pt" style:font-size-asian="11pt" style:font-size-complex="11pt"/>
    </style:style>
    <style:style style:name="T16" style:parent-style-name="DefaultParagraphFont" style:family="text">
      <style:text-properties style:font-name="Calibri" fo:color="#000000" fo:font-size="11pt" style:font-size-asian="11pt" style:font-size-complex="11pt"/>
    </style:style>
    <style:style style:name="P17" style:parent-style-name="Standard" style:family="paragraph">
      <style:text-properties style:font-name="Calibri" fo:color="#000000" fo:font-size="11pt" style:font-size-asian="11pt" style:font-size-complex="11pt"/>
    </style:style>
    <style:style style:name="P18" style:parent-style-name="Standard" style:family="paragraph">
      <style:text-properties style:font-name="Calibri" fo:color="#000000" fo:font-size="11pt" style:font-size-asian="11pt" style:font-size-complex="11pt"/>
    </style:style>
    <style:style style:name="P19" style:parent-style-name="Standard" style:family="paragraph">
      <style:text-properties style:font-name="Calibri" fo:font-weight="bold" style:font-weight-asian="bold" style:font-weight-complex="bold" fo:color="#000000" fo:font-size="11pt" style:font-size-asian="11pt" style:font-size-complex="11pt"/>
    </style:style>
    <style:style style:name="T20" style:parent-style-name="DefaultParagraphFont" style:family="text">
      <style:text-properties style:font-name="Calibri" fo:color="#000000" fo:font-size="11pt" style:font-size-asian="11pt" style:font-size-complex="11pt"/>
    </style:style>
    <style:style style:name="T21" style:parent-style-name="DefaultParagraphFont" style:family="text">
      <style:text-properties style:font-name="Calibri" fo:color="#000000" fo:font-size="11pt" style:font-size-asian="11pt" style:font-size-complex="11pt"/>
    </style:style>
    <style:style style:name="P22" style:parent-style-name="Standard" style:family="paragraph">
      <style:text-properties style:font-name="Calibri" fo:font-weight="bold" style:font-weight-asian="bold" style:font-weight-complex="bold" fo:color="#000000" fo:font-size="11pt" style:font-size-asian="11pt" style:font-size-complex="11pt"/>
    </style:style>
    <style:style style:name="P23" style:parent-style-name="Standard" style:family="paragraph">
      <style:text-properties style:font-name="Calibri" fo:font-weight="bold" style:font-weight-asian="bold" style:font-weight-complex="bold" fo:color="#000000" fo:font-size="11pt" style:font-size-asian="11pt" style:font-size-complex="11pt"/>
    </style:style>
    <style:style style:name="P24" style:parent-style-name="Standard" style:family="paragraph">
      <style:text-properties style:font-name="Calibri" fo:color="#000000" fo:font-size="11pt" style:font-size-asian="11pt" style:font-size-complex="11pt"/>
    </style:style>
    <style:style style:name="P25" style:parent-style-name="Standard" style:family="paragraph">
      <style:text-properties style:font-name="Calibri" fo:color="#000000" fo:font-size="11pt" style:font-size-asian="11pt" style:font-size-complex="11pt"/>
    </style:style>
    <style:style style:name="P26" style:parent-style-name="Standard" style:family="paragraph">
      <style:text-properties style:font-name="Calibri" fo:font-weight="bold" style:font-weight-asian="bold" style:font-weight-complex="bold" fo:color="#000000" fo:font-size="11pt" style:font-size-asian="11pt" style:font-size-complex="11pt"/>
    </style:style>
    <style:style style:name="T27" style:parent-style-name="DefaultParagraphFont" style:family="text">
      <style:text-properties style:font-name="Calibri" fo:color="#000000" fo:font-size="11pt" style:font-size-asian="11pt" style:font-size-complex="11pt"/>
    </style:style>
    <style:style style:name="T28" style:parent-style-name="DefaultParagraphFont" style:family="text">
      <style:text-properties style:font-name="Courier New" fo:color="#000000" fo:font-size="11pt" style:font-size-asian="11pt" style:font-size-complex="11pt"/>
    </style:style>
    <style:style style:name="T29" style:parent-style-name="DefaultParagraphFont" style:family="text">
      <style:text-properties style:font-name="Calibri" fo:color="#000000" fo:font-size="11pt" style:font-size-asian="11pt" style:font-size-complex="11pt"/>
    </style:style>
    <style:style style:name="P30" style:parent-style-name="Standard" style:family="paragraph">
      <style:text-properties style:font-name="Calibri" fo:color="#000000" fo:font-size="11pt" style:font-size-asian="11pt" style:font-size-complex="11pt"/>
    </style:style>
    <style:style style:name="P31" style:parent-style-name="Standard" style:list-style-name="LFO1" style:family="paragraph">
      <style:text-properties style:font-name="Courier New" fo:color="#000000" fo:font-size="11pt" style:font-size-asian="11pt" style:font-size-complex="11pt"/>
    </style:style>
    <style:style style:name="P32" style:parent-style-name="Standard" style:list-style-name="LFO1" style:family="paragraph">
      <style:text-properties style:font-name="Courier New" fo:color="#000000" fo:font-size="11pt" style:font-size-asian="11pt" style:font-size-complex="11pt"/>
    </style:style>
    <style:style style:name="P33" style:parent-style-name="Standard" style:list-style-name="LFO1" style:family="paragraph">
      <style:text-properties style:font-name="Courier New" fo:color="#000000" fo:font-size="11pt" style:font-size-asian="11pt" style:font-size-complex="11pt"/>
    </style:style>
    <style:style style:name="P34" style:parent-style-name="Standard" style:list-style-name="LFO1" style:family="paragraph">
      <style:text-properties style:font-name="Courier New" fo:color="#000000" fo:font-size="11pt" style:font-size-asian="11pt" style:font-size-complex="11pt"/>
    </style:style>
    <style:style style:name="P35" style:parent-style-name="Standard" style:list-style-name="LFO1" style:family="paragraph">
      <style:text-properties style:font-name="Courier New" fo:color="#000000" fo:font-size="11pt" style:font-size-asian="11pt" style:font-size-complex="11pt"/>
    </style:style>
    <style:style style:name="P36" style:parent-style-name="Standard" style:list-style-name="LFO1" style:family="paragraph">
      <style:text-properties style:font-name="Courier New" fo:color="#000000" fo:font-size="11pt" style:font-size-asian="11pt" style:font-size-complex="11pt"/>
    </style:style>
    <style:style style:name="P37" style:parent-style-name="Standard" style:list-style-name="LFO1" style:family="paragraph">
      <style:text-properties style:font-name="Courier New" fo:color="#000000" fo:font-size="11pt" style:font-size-asian="11pt" style:font-size-complex="11pt"/>
    </style:style>
    <style:style style:name="P38" style:parent-style-name="Standard" style:list-style-name="LFO1" style:family="paragraph">
      <style:text-properties style:font-name="Courier New" fo:color="#000000" fo:font-size="11pt" style:font-size-asian="11pt" style:font-size-complex="11pt"/>
    </style:style>
    <style:style style:name="P39" style:parent-style-name="Standard" style:list-style-name="LFO1" style:family="paragraph">
      <style:text-properties style:font-name="Courier New" fo:color="#000000" fo:font-size="11pt" style:font-size-asian="11pt" style:font-size-complex="11pt"/>
    </style:style>
    <style:style style:name="P40" style:parent-style-name="Standard" style:list-style-name="LFO1" style:family="paragraph">
      <style:text-properties style:font-name="Courier New" fo:color="#000000" fo:font-size="11pt" style:font-size-asian="11pt" style:font-size-complex="11pt"/>
    </style:style>
    <style:style style:name="P41" style:parent-style-name="Standard" style:list-style-name="LFO1" style:family="paragraph">
      <style:text-properties style:font-name="Courier New" fo:color="#000000" fo:font-size="11pt" style:font-size-asian="11pt" style:font-size-complex="11pt"/>
    </style:style>
    <style:style style:name="P42" style:parent-style-name="Standard" style:list-style-name="LFO1" style:family="paragraph">
      <style:text-properties style:font-name="Courier New" fo:color="#000000" fo:font-size="11pt" style:font-size-asian="11pt" style:font-size-complex="11pt"/>
    </style:style>
    <style:style style:name="P43" style:parent-style-name="Standard" style:list-style-name="LFO1" style:family="paragraph">
      <style:text-properties style:font-name="Courier New" fo:color="#000000" fo:font-size="11pt" style:font-size-asian="11pt" style:font-size-complex="11pt"/>
    </style:style>
    <style:style style:name="P44" style:parent-style-name="Standard" style:list-style-name="LFO1" style:family="paragraph">
      <style:text-properties style:font-name="Courier New" fo:color="#000000" fo:font-size="11pt" style:font-size-asian="11pt" style:font-size-complex="11pt"/>
    </style:style>
    <style:style style:name="P45" style:parent-style-name="Standard" style:list-style-name="LFO1" style:family="paragraph">
      <style:text-properties style:font-name="Courier New" fo:color="#000000" fo:font-size="11pt" style:font-size-asian="11pt" style:font-size-complex="11pt"/>
    </style:style>
    <style:style style:name="P46" style:parent-style-name="Standard" style:list-style-name="LFO1" style:family="paragraph">
      <style:text-properties style:font-name="Courier New" fo:color="#000000" fo:font-size="11pt" style:font-size-asian="11pt" style:font-size-complex="11pt"/>
    </style:style>
    <style:style style:name="P47" style:parent-style-name="Standard" style:list-style-name="LFO1" style:family="paragraph">
      <style:text-properties style:font-name="Courier New" fo:color="#000000" fo:font-size="11pt" style:font-size-asian="11pt" style:font-size-complex="11pt"/>
    </style:style>
    <style:style style:name="P48" style:parent-style-name="Standard" style:list-style-name="LFO1" style:family="paragraph">
      <style:text-properties style:font-name="Courier New" fo:color="#000000" fo:font-size="11pt" style:font-size-asian="11pt" style:font-size-complex="11pt"/>
    </style:style>
    <style:style style:name="P49" style:parent-style-name="Standard" style:list-style-name="LFO1" style:family="paragraph">
      <style:text-properties style:font-name="Courier New" fo:color="#000000" fo:font-size="11pt" style:font-size-asian="11pt" style:font-size-complex="11pt"/>
    </style:style>
    <style:style style:name="P50" style:parent-style-name="Standard" style:list-style-name="LFO1" style:family="paragraph">
      <style:text-properties style:font-name="Courier New" fo:color="#000000" fo:font-size="11pt" style:font-size-asian="11pt" style:font-size-complex="11pt"/>
    </style:style>
    <style:style style:name="P51" style:parent-style-name="Standard" style:list-style-name="LFO1" style:family="paragraph">
      <style:text-properties style:font-name="Courier New" fo:color="#000000" fo:font-size="11pt" style:font-size-asian="11pt" style:font-size-complex="11pt"/>
    </style:style>
    <style:style style:name="P52" style:parent-style-name="Standard" style:list-style-name="LFO1" style:family="paragraph">
      <style:text-properties style:font-name="Courier New" fo:color="#000000" fo:font-size="11pt" style:font-size-asian="11pt" style:font-size-complex="11pt"/>
    </style:style>
    <style:style style:name="P53" style:parent-style-name="Standard" style:list-style-name="LFO1" style:family="paragraph">
      <style:text-properties style:font-name="Courier New" fo:color="#000000" fo:font-size="11pt" style:font-size-asian="11pt" style:font-size-complex="11pt"/>
    </style:style>
    <style:style style:name="P54" style:parent-style-name="Standard" style:list-style-name="LFO1" style:family="paragraph">
      <style:text-properties style:font-name="Courier New" fo:color="#000000" fo:font-size="11pt" style:font-size-asian="11pt" style:font-size-complex="11pt"/>
    </style:style>
    <style:style style:name="P55" style:parent-style-name="Standard" style:family="paragraph">
      <style:text-properties style:font-name="Calibri" fo:color="#000000" fo:font-size="11pt" style:font-size-asian="11pt" style:font-size-complex="11pt"/>
    </style:style>
    <style:style style:name="T56" style:parent-style-name="DefaultParagraphFont" style:family="text">
      <style:text-properties style:font-name="Calibri" fo:color="#000000" fo:font-size="11pt" style:font-size-asian="11pt" style:font-size-complex="11pt"/>
    </style:style>
    <style:style style:name="T57" style:parent-style-name="DefaultParagraphFont" style:family="text">
      <style:text-properties style:font-name="Courier New" fo:color="#000000" fo:font-size="11pt" style:font-size-asian="11pt" style:font-size-complex="11pt"/>
    </style:style>
    <style:style style:name="T58" style:parent-style-name="DefaultParagraphFont" style:family="text">
      <style:text-properties style:font-name="Calibri" fo:color="#000000" fo:font-size="11pt" style:font-size-asian="11pt" style:font-size-complex="11pt"/>
    </style:style>
    <style:style style:name="T59" style:parent-style-name="DefaultParagraphFont" style:family="text">
      <style:text-properties style:font-name="Courier New" fo:color="#000000" fo:font-size="11pt" style:font-size-asian="11pt" style:font-size-complex="11pt"/>
    </style:style>
    <style:style style:name="T60" style:parent-style-name="DefaultParagraphFont" style:family="text">
      <style:text-properties style:font-name="Calibri" fo:color="#000000" fo:font-size="11pt" style:font-size-asian="11pt" style:font-size-complex="11pt"/>
    </style:style>
    <style:style style:name="T61" style:parent-style-name="DefaultParagraphFont" style:family="text">
      <style:text-properties style:font-name="Calibri" fo:color="#000000" fo:font-size="11pt" style:font-size-asian="11pt" style:font-size-complex="11pt"/>
    </style:style>
    <style:style style:name="T62" style:parent-style-name="DefaultParagraphFont" style:family="text">
      <style:text-properties style:font-name="Courier New" fo:color="#000000" fo:font-size="11pt" style:font-size-asian="11pt" style:font-size-complex="11pt"/>
    </style:style>
    <style:style style:name="T63" style:parent-style-name="DefaultParagraphFont" style:family="text">
      <style:text-properties style:font-name="Calibri" fo:color="#000000" fo:font-size="11pt" style:font-size-asian="11pt" style:font-size-complex="11pt"/>
    </style:style>
    <style:style style:name="T64" style:parent-style-name="DefaultParagraphFont" style:family="text">
      <style:text-properties style:font-name="Courier New" fo:color="#000000" fo:font-size="11pt" style:font-size-asian="11pt" style:font-size-complex="11pt"/>
    </style:style>
    <style:style style:name="T65" style:parent-style-name="DefaultParagraphFont" style:family="text">
      <style:text-properties style:font-name="Calibri" fo:color="#000000" fo:font-size="11pt" style:font-size-asian="11pt" style:font-size-complex="11pt"/>
    </style:style>
    <style:style style:name="P66" style:parent-style-name="Standard" style:family="paragraph">
      <style:text-properties style:font-name="Calibri" fo:color="#000000" fo:font-size="11pt" style:font-size-asian="11pt" style:font-size-complex="11pt" fo:background-color="#FFFF00"/>
    </style:style>
    <style:style style:name="P67" style:parent-style-name="Standard" style:family="paragraph">
      <style:paragraph-properties fo:text-indent="0.4923in"/>
      <style:text-properties style:font-name="Calibri" fo:color="#000000" fo:font-size="11pt" style:font-size-asian="11pt" style:font-size-complex="11pt" fo:background-color="#FFFF00"/>
    </style:style>
    <style:style style:name="P68" style:parent-style-name="Standard" style:family="paragraph">
      <style:paragraph-properties fo:text-indent="0.4923in"/>
      <style:text-properties style:font-name="Calibri" fo:color="#000000" fo:font-size="11pt" style:font-size-asian="11pt" style:font-size-complex="11pt" fo:background-color="#FFFF00"/>
    </style:style>
    <style:style style:name="P69" style:parent-style-name="Standard" style:family="paragraph">
      <style:paragraph-properties fo:text-indent="0.4923in"/>
    </style:style>
    <style:style style:name="T70" style:parent-style-name="DefaultParagraphFont" style:family="text">
      <style:text-properties style:font-name="Calibri" fo:color="#000000" fo:font-size="11pt" style:font-size-asian="11pt" style:font-size-complex="11pt" fo:background-color="#FFFF00"/>
    </style:style>
    <style:style style:name="T71" style:parent-style-name="DefaultParagraphFont" style:family="text">
      <style:text-properties style:font-name="Calibri" fo:color="#000000" fo:font-size="11pt" style:font-size-asian="11pt" style:font-size-complex="11pt"/>
    </style:style>
    <style:style style:name="T72" style:parent-style-name="DefaultParagraphFont" style:family="text">
      <style:text-properties style:font-name="Calibri" fo:color="#000000" fo:font-size="11pt" style:font-size-asian="11pt" style:font-size-complex="11pt"/>
    </style:style>
    <style:style style:name="T73" style:parent-style-name="DefaultParagraphFont" style:family="text">
      <style:text-properties style:font-name="Calibri" fo:color="#000000" fo:font-size="11pt" style:font-size-asian="11pt" style:font-size-complex="11pt"/>
    </style:style>
    <style:style style:name="T74" style:parent-style-name="DefaultParagraphFont" style:family="text">
      <style:text-properties style:font-name="Calibri" fo:color="#000000" fo:font-size="11pt" style:font-size-asian="11pt" style:font-size-complex="11pt" fo:background-color="#FFFF00"/>
    </style:style>
    <style:style style:name="T75" style:parent-style-name="DefaultParagraphFont" style:family="text">
      <style:text-properties style:font-name="Calibri" fo:color="#000000" fo:font-size="11pt" style:font-size-asian="11pt" style:font-size-complex="11pt" fo:background-color="#FFFF00"/>
    </style:style>
    <style:style style:name="T76" style:parent-style-name="DefaultParagraphFont" style:family="text">
      <style:text-properties style:font-name="Calibri" fo:color="#000000" style:text-position="super 63.6%" fo:font-size="11pt" style:font-size-asian="11pt" style:font-size-complex="11pt" fo:background-color="#FFFF00"/>
    </style:style>
    <style:style style:name="T77" style:parent-style-name="DefaultParagraphFont" style:family="text">
      <style:text-properties style:font-name="Calibri" fo:color="#000000" fo:font-size="11pt" style:font-size-asian="11pt" style:font-size-complex="11pt" fo:background-color="#FFFF00"/>
    </style:style>
    <style:style style:name="T78" style:parent-style-name="DefaultParagraphFont" style:family="text">
      <style:text-properties style:font-name="Calibri" fo:color="#000000" fo:font-size="11pt" style:font-size-asian="11pt" style:font-size-complex="11pt"/>
    </style:style>
    <style:style style:name="T79" style:parent-style-name="DefaultParagraphFont" style:family="text">
      <style:text-properties style:font-name="Calibri" fo:color="#000000" fo:font-size="11pt" style:font-size-asian="11pt" style:font-size-complex="11pt"/>
    </style:style>
    <style:style style:name="T80" style:parent-style-name="DefaultParagraphFont" style:family="text">
      <style:text-properties style:font-name="Courier New" fo:color="#000000" fo:font-size="11pt" style:font-size-asian="11pt" style:font-size-complex="11pt"/>
    </style:style>
    <style:style style:name="T81" style:parent-style-name="DefaultParagraphFont" style:family="text">
      <style:text-properties style:font-name="Calibri" fo:color="#000000" fo:font-size="11pt" style:font-size-asian="11pt" style:font-size-complex="11pt"/>
    </style:style>
    <style:style style:name="P82" style:parent-style-name="Standard" style:family="paragraph">
      <style:text-properties style:font-name="Calibri" fo:color="#000000" fo:font-size="11pt" style:font-size-asian="11pt" style:font-size-complex="11pt"/>
    </style:style>
    <style:style style:name="P83" style:parent-style-name="Standard" style:family="paragraph">
      <style:text-properties style:font-name="Calibri" fo:color="#000000" fo:font-size="11pt" style:font-size-asian="11pt" style:font-size-complex="11pt"/>
    </style:style>
    <style:style style:name="P84" style:parent-style-name="Standard" style:family="paragraph">
      <style:text-properties style:font-name="Calibri" fo:color="#000000" fo:font-size="11pt" style:font-size-asian="11pt" style:font-size-complex="11pt"/>
    </style:style>
    <style:style style:name="P85" style:parent-style-name="Standard" style:family="paragraph">
      <style:text-properties style:font-name="Calibri" fo:color="#000000" fo:font-size="11pt" style:font-size-asian="11pt" style:font-size-complex="11pt"/>
    </style:style>
    <style:style style:name="T86" style:parent-style-name="DefaultParagraphFont" style:family="text">
      <style:text-properties style:font-name="Calibri" fo:color="#000000" fo:font-size="11pt" style:font-size-asian="11pt" style:font-size-complex="11pt" fo:background-color="#FFFF00"/>
    </style:style>
    <style:style style:name="T87" style:parent-style-name="DefaultParagraphFont" style:family="text">
      <style:text-properties style:font-name="Calibri" fo:color="#000000" fo:font-size="11pt" style:font-size-asian="11pt" style:font-size-complex="11pt"/>
    </style:style>
    <style:style style:name="P88" style:parent-style-name="Standard" style:family="paragraph">
      <style:paragraph-properties fo:text-indent="0.4923in"/>
      <style:text-properties style:font-name="Calibri" fo:color="#000000" fo:font-size="11pt" style:font-size-asian="11pt" style:font-size-complex="11pt" fo:background-color="#FFFF00"/>
    </style:style>
    <style:style style:name="P89" style:parent-style-name="Standard" style:family="paragraph">
      <style:paragraph-properties fo:text-indent="0.4923in"/>
      <style:text-properties style:font-name="Calibri" fo:color="#000000" fo:font-size="11pt" style:font-size-asian="11pt" style:font-size-complex="11pt" fo:background-color="#FFFF00"/>
    </style:style>
    <style:style style:name="P90" style:parent-style-name="Standard" style:family="paragraph">
      <style:paragraph-properties fo:text-indent="0.4923in"/>
      <style:text-properties style:font-name="Calibri" fo:color="#000000" fo:font-size="11pt" style:font-size-asian="11pt" style:font-size-complex="11pt" fo:background-color="#FFFF00"/>
    </style:style>
    <style:style style:name="P91" style:parent-style-name="Standard" style:family="paragraph">
      <style:text-properties style:font-name="Calibri" fo:color="#000000" fo:font-size="11pt" style:font-size-asian="11pt" style:font-size-complex="11pt" fo:background-color="#FFFF00"/>
    </style:style>
    <style:style style:name="P92" style:parent-style-name="Standard" style:family="paragraph">
      <style:paragraph-properties fo:text-indent="0.4923in"/>
      <style:text-properties style:font-name="Calibri" fo:color="#000000" fo:font-size="11pt" style:font-size-asian="11pt" style:font-size-complex="11pt" fo:background-color="#FFFF00"/>
    </style:style>
    <style:style style:name="P93" style:parent-style-name="Standard" style:family="paragraph">
      <style:paragraph-properties fo:text-indent="0.4923in"/>
    </style:style>
    <style:style style:name="T94" style:parent-style-name="DefaultParagraphFont" style:family="text">
      <style:text-properties style:font-name="Calibri" fo:color="#000000" fo:font-size="11pt" style:font-size-asian="11pt" style:font-size-complex="11pt" fo:background-color="#FFFF00"/>
    </style:style>
    <style:style style:name="P95" style:parent-style-name="Standard" style:family="paragraph">
      <style:text-properties style:font-name="Calibri" fo:color="#000000" fo:font-size="11pt" style:font-size-asian="11pt" style:font-size-complex="11pt"/>
    </style:style>
    <style:style style:name="P96" style:parent-style-name="Standard" style:family="paragraph">
      <style:text-properties style:font-name="Calibri" fo:color="#000000" fo:font-size="11pt" style:font-size-asian="11pt" style:font-size-complex="11pt"/>
    </style:style>
    <style:style style:name="P97" style:parent-style-name="Standard" style:family="paragraph">
      <style:text-properties style:font-name="Calibri" fo:color="#000000" fo:font-size="11pt" style:font-size-asian="11pt" style:font-size-complex="11pt"/>
    </style:style>
    <style:style style:name="P98" style:parent-style-name="Standard" style:family="paragraph">
      <style:text-properties style:font-name="Calibri" fo:color="#000000" fo:font-size="11pt" style:font-size-asian="11pt" style:font-size-complex="11pt"/>
    </style:style>
    <style:style style:name="P99" style:parent-style-name="Standard" style:family="paragraph">
      <style:text-properties style:font-name="Calibri" fo:color="#000000" fo:font-size="11pt" style:font-size-asian="11pt" style:font-size-complex="11pt"/>
    </style:style>
    <style:style style:name="T100" style:parent-style-name="DefaultParagraphFont" style:family="text">
      <style:text-properties style:font-name="Calibri" fo:color="#000000" fo:font-size="11pt" style:font-size-asian="11pt" style:font-size-complex="11pt" fo:background-color="#FFFF00"/>
    </style:style>
    <style:style style:name="T101" style:parent-style-name="DefaultParagraphFont" style:family="text">
      <style:text-properties style:font-name="Calibri" fo:color="#000000" fo:font-size="11pt" style:font-size-asian="11pt" style:font-size-complex="11pt"/>
    </style:style>
    <style:style style:name="P102" style:parent-style-name="Standard" style:family="paragraph">
      <style:paragraph-properties fo:text-indent="0.4923in"/>
      <style:text-properties style:font-name="Calibri" fo:color="#000000" fo:font-size="11pt" style:font-size-asian="11pt" style:font-size-complex="11pt" fo:background-color="#FFFF00"/>
    </style:style>
    <style:style style:name="P103" style:parent-style-name="Standard" style:family="paragraph">
      <style:paragraph-properties fo:text-indent="0.4923in"/>
      <style:text-properties style:font-name="Calibri" fo:color="#000000" fo:font-size="11pt" style:font-size-asian="11pt" style:font-size-complex="11pt" fo:background-color="#FFFF00"/>
    </style:style>
    <style:style style:name="P104" style:parent-style-name="Standard" style:family="paragraph">
      <style:paragraph-properties fo:text-indent="0.4923in"/>
      <style:text-properties style:font-name="Calibri" fo:color="#000000" fo:font-size="11pt" style:font-size-asian="11pt" style:font-size-complex="11pt" fo:background-color="#FFFF00"/>
    </style:style>
    <style:style style:name="P105" style:parent-style-name="Standard" style:family="paragraph">
      <style:text-properties style:font-name="Calibri" fo:color="#000000" fo:font-size="11pt" style:font-size-asian="11pt" style:font-size-complex="11pt" fo:background-color="#FFFF00"/>
    </style:style>
    <style:style style:name="P106" style:parent-style-name="Standard" style:family="paragraph">
      <style:paragraph-properties fo:text-indent="0.4923in"/>
      <style:text-properties style:font-name="Calibri" fo:color="#000000" fo:font-size="11pt" style:font-size-asian="11pt" style:font-size-complex="11pt" fo:background-color="#FFFF00"/>
    </style:style>
    <style:style style:name="P107" style:parent-style-name="Standard" style:family="paragraph">
      <style:paragraph-properties fo:text-indent="0.4923in"/>
      <style:text-properties style:font-name="Calibri" fo:color="#000000" fo:font-size="11pt" style:font-size-asian="11pt" style:font-size-complex="11pt" fo:background-color="#FFFF00"/>
    </style:style>
    <style:style style:name="P108" style:parent-style-name="Standard" style:family="paragraph">
      <style:text-properties style:font-name="Calibri" fo:color="#000000" fo:font-size="11pt" style:font-size-asian="11pt" style:font-size-complex="11pt" fo:background-color="#FFFF00"/>
    </style:style>
    <style:style style:name="P109" style:parent-style-name="Standard" style:family="paragraph">
      <style:paragraph-properties fo:text-indent="0.4923in"/>
      <style:text-properties style:font-name="Calibri" fo:color="#000000" fo:font-size="11pt" style:font-size-asian="11pt" style:font-size-complex="11pt" fo:background-color="#FFFF00"/>
    </style:style>
    <style:style style:name="P110" style:parent-style-name="Standard" style:family="paragraph">
      <style:paragraph-properties fo:text-indent="0.4923in"/>
    </style:style>
    <style:style style:name="T111" style:parent-style-name="DefaultParagraphFont" style:family="text">
      <style:text-properties style:font-name="Calibri" fo:color="#000000" fo:font-size="11pt" style:font-size-asian="11pt" style:font-size-complex="11pt" fo:background-color="#FFFF00"/>
    </style:style>
    <style:style style:name="P112" style:parent-style-name="Standard" style:family="paragraph">
      <style:text-properties style:font-name="Calibri" fo:color="#000000" fo:font-size="11pt" style:font-size-asian="11pt" style:font-size-complex="11pt"/>
    </style:style>
    <style:style style:name="P113" style:parent-style-name="Standard" style:family="paragraph">
      <style:text-properties style:font-name="Calibri" fo:color="#000000" fo:font-size="11pt" style:font-size-asian="11pt" style:font-size-complex="11pt"/>
    </style:style>
    <style:style style:name="T114" style:parent-style-name="DefaultParagraphFont" style:family="text">
      <style:text-properties style:font-name="Calibri" fo:color="#000000" fo:font-size="11pt" style:font-size-asian="11pt" style:font-size-complex="11pt" fo:background-color="#FFFF00"/>
    </style:style>
    <style:style style:name="T115" style:parent-style-name="DefaultParagraphFont" style:family="text">
      <style:text-properties style:font-name="Calibri" fo:color="#000000" fo:font-size="11pt" style:font-size-asian="11pt" style:font-size-complex="11pt"/>
    </style:style>
    <style:style style:name="T116" style:parent-style-name="DefaultParagraphFont" style:family="text">
      <style:text-properties fo:background-color="#FFFF00"/>
    </style:style>
    <style:style style:name="T117" style:parent-style-name="DefaultParagraphFont" style:family="text">
      <style:text-properties style:font-name="Calibri" fo:color="#000000" fo:font-size="11pt" style:font-size-asian="11pt" style:font-size-complex="11pt" fo:background-color="#FFFF00"/>
    </style:style>
    <style:style style:name="T118" style:parent-style-name="DefaultParagraphFont" style:family="text">
      <style:text-properties style:font-name="Calibri" fo:color="#000000" fo:font-size="11pt" style:font-size-asian="11pt" style:font-size-complex="11pt" fo:background-color="#FFFF00"/>
    </style:style>
    <style:style style:name="T119" style:parent-style-name="DefaultParagraphFont" style:family="text">
      <style:text-properties style:font-name="Calibri" fo:color="#000000" fo:font-size="11pt" style:font-size-asian="11pt" style:font-size-complex="11pt" fo:background-color="#FFFF00"/>
    </style:style>
    <style:style style:name="P120" style:parent-style-name="Standard" style:family="paragraph">
      <style:text-properties style:font-name="Calibri" fo:color="#000000" fo:font-size="11pt" style:font-size-asian="11pt" style:font-size-complex="11pt"/>
    </style:style>
    <style:style style:name="P121" style:parent-style-name="Standard" style:family="paragraph">
      <style:text-properties style:font-name="Calibri" fo:color="#000000" fo:font-size="11pt" style:font-size-asian="11pt" style:font-size-complex="11pt"/>
    </style:style>
    <style:style style:name="T122" style:parent-style-name="DefaultParagraphFont" style:family="text">
      <style:text-properties style:font-name="Calibri" fo:color="#000000" fo:font-size="11pt" style:font-size-asian="11pt" style:font-size-complex="11pt" fo:background-color="#FFFF00"/>
    </style:style>
    <style:style style:name="T123" style:parent-style-name="DefaultParagraphFont" style:family="text">
      <style:text-properties style:font-name="Calibri" fo:color="#000000" fo:font-size="11pt" style:font-size-asian="11pt" style:font-size-complex="11pt"/>
    </style:style>
    <style:style style:name="T124" style:parent-style-name="DefaultParagraphFont" style:family="text">
      <style:text-properties style:font-name="Calibri" fo:color="#000000" fo:font-size="11pt" style:font-size-asian="11pt" style:font-size-complex="11pt"/>
    </style:style>
    <style:style style:name="T125" style:parent-style-name="DefaultParagraphFont" style:family="text">
      <style:text-properties style:font-name="Calibri" fo:color="#000000" fo:font-size="11pt" style:font-size-asian="11pt" style:font-size-complex="11pt" fo:background-color="#FFFF00"/>
    </style:style>
    <style:style style:name="P126" style:parent-style-name="Standard" style:family="paragraph">
      <style:text-properties style:font-name="Calibri" fo:color="#000000" fo:font-size="11pt" style:font-size-asian="11pt" style:font-size-complex="11pt"/>
    </style:style>
    <style:style style:name="P127" style:parent-style-name="Standard" style:family="paragraph">
      <style:text-properties style:font-name="Calibri" fo:font-weight="bold" style:font-weight-asian="bold" style:font-weight-complex="bold" fo:color="#000000" fo:font-size="11pt" style:font-size-asian="11pt" style:font-size-complex="11pt"/>
    </style:style>
    <style:style style:name="T128" style:parent-style-name="DefaultParagraphFont" style:family="text">
      <style:text-properties style:font-name="Calibri" fo:color="#000000" fo:font-size="11pt" style:font-size-asian="11pt" style:font-size-complex="11pt"/>
    </style:style>
    <style:style style:name="T129" style:parent-style-name="DefaultParagraphFont" style:family="text">
      <style:text-properties style:font-name="Courier New" fo:color="#000000" fo:font-size="11pt" style:font-size-asian="11pt" style:font-size-complex="11pt"/>
    </style:style>
    <style:style style:name="T130" style:parent-style-name="DefaultParagraphFont" style:family="text">
      <style:text-properties style:font-name="Calibri" fo:color="#000000" fo:font-size="11pt" style:font-size-asian="11pt" style:font-size-complex="11pt"/>
    </style:style>
    <style:style style:name="T131" style:parent-style-name="DefaultParagraphFont" style:family="text">
      <style:text-properties style:font-name="Courier New" fo:color="#000000" fo:font-size="11pt" style:font-size-asian="11pt" style:font-size-complex="11pt"/>
    </style:style>
    <style:style style:name="T132" style:parent-style-name="DefaultParagraphFont" style:family="text">
      <style:text-properties style:font-name="Calibri" fo:color="#000000" fo:font-size="11pt" style:font-size-asian="11pt" style:font-size-complex="11pt"/>
    </style:style>
    <style:style style:name="T133" style:parent-style-name="DefaultParagraphFont" style:family="text">
      <style:text-properties style:font-name="Courier New" fo:color="#000000" fo:font-size="11pt" style:font-size-asian="11pt" style:font-size-complex="11pt"/>
    </style:style>
    <style:style style:name="T134" style:parent-style-name="DefaultParagraphFont" style:family="text">
      <style:text-properties style:font-name="Calibri" fo:color="#000000" fo:font-size="11pt" style:font-size-asian="11pt" style:font-size-complex="11pt"/>
    </style:style>
    <style:style style:name="T135" style:parent-style-name="DefaultParagraphFont" style:family="text">
      <style:text-properties style:font-name="Courier New" fo:color="#000000" fo:font-size="11pt" style:font-size-asian="11pt" style:font-size-complex="11pt"/>
    </style:style>
    <style:style style:name="T136" style:parent-style-name="DefaultParagraphFont" style:family="text">
      <style:text-properties style:font-name="Calibri" fo:color="#000000" fo:font-size="11pt" style:font-size-asian="11pt" style:font-size-complex="11pt"/>
    </style:style>
    <style:style style:name="T137" style:parent-style-name="DefaultParagraphFont" style:family="text">
      <style:text-properties style:font-name="Courier New" fo:color="#000000" fo:font-size="11pt" style:font-size-asian="11pt" style:font-size-complex="11pt"/>
    </style:style>
    <style:style style:name="T138" style:parent-style-name="DefaultParagraphFont" style:family="text">
      <style:text-properties style:font-name="Calibri" fo:color="#000000" fo:font-size="11pt" style:font-size-asian="11pt" style:font-size-complex="11pt"/>
    </style:style>
    <style:style style:name="T139" style:parent-style-name="DefaultParagraphFont" style:family="text">
      <style:text-properties style:font-name="Courier New" fo:color="#000000" fo:font-size="11pt" style:font-size-asian="11pt" style:font-size-complex="11pt"/>
    </style:style>
    <style:style style:name="T140" style:parent-style-name="DefaultParagraphFont" style:family="text">
      <style:text-properties style:font-name="Calibri" fo:color="#000000" fo:font-size="11pt" style:font-size-asian="11pt" style:font-size-complex="11pt"/>
    </style:style>
    <style:style style:name="T141" style:parent-style-name="DefaultParagraphFont" style:family="text">
      <style:text-properties style:font-name="Courier New" fo:color="#000000" fo:font-size="11pt" style:font-size-asian="11pt" style:font-size-complex="11pt"/>
    </style:style>
    <style:style style:name="T142" style:parent-style-name="DefaultParagraphFont" style:family="text">
      <style:text-properties style:font-name="Calibri" fo:color="#000000" fo:font-size="11pt" style:font-size-asian="11pt" style:font-size-complex="11pt"/>
    </style:style>
    <style:style style:name="P143" style:parent-style-name="Standard" style:family="paragraph">
      <style:text-properties style:font-name="Calibri" fo:font-weight="bold" style:font-weight-asian="bold" style:font-weight-complex="bold" fo:color="#000000" fo:font-size="11pt" style:font-size-asian="11pt" style:font-size-complex="11pt"/>
    </style:style>
    <style:style style:name="P144" style:parent-style-name="Standard" style:list-style-name="LFO2" style:family="paragraph">
      <style:text-properties style:font-name="Courier New" fo:color="#000000" fo:font-size="11pt" style:font-size-asian="11pt" style:font-size-complex="11pt"/>
    </style:style>
    <style:style style:name="P145" style:parent-style-name="Standard" style:list-style-name="LFO2" style:family="paragraph">
      <style:text-properties style:font-name="Courier New" fo:color="#000000" fo:font-size="11pt" style:font-size-asian="11pt" style:font-size-complex="11pt"/>
    </style:style>
    <style:style style:name="P146" style:parent-style-name="Standard" style:list-style-name="LFO2" style:family="paragraph">
      <style:text-properties style:font-name="Courier New" fo:color="#000000" fo:font-size="11pt" style:font-size-asian="11pt" style:font-size-complex="11pt"/>
    </style:style>
    <style:style style:name="P147" style:parent-style-name="Standard" style:list-style-name="LFO2" style:family="paragraph">
      <style:text-properties style:font-name="Courier New" fo:color="#000000" fo:font-size="11pt" style:font-size-asian="11pt" style:font-size-complex="11pt"/>
    </style:style>
    <style:style style:name="P148" style:parent-style-name="Standard" style:list-style-name="LFO2" style:family="paragraph">
      <style:text-properties style:font-name="Courier New" fo:color="#000000" fo:font-size="11pt" style:font-size-asian="11pt" style:font-size-complex="11pt"/>
    </style:style>
    <style:style style:name="P149" style:parent-style-name="Standard" style:list-style-name="LFO2" style:family="paragraph">
      <style:text-properties style:font-name="Courier New" fo:color="#000000" fo:font-size="11pt" style:font-size-asian="11pt" style:font-size-complex="11pt"/>
    </style:style>
    <style:style style:name="P150" style:parent-style-name="Standard" style:list-style-name="LFO2" style:family="paragraph">
      <style:text-properties style:font-name="Courier New" fo:color="#000000" fo:font-size="11pt" style:font-size-asian="11pt" style:font-size-complex="11pt"/>
    </style:style>
    <style:style style:name="P151" style:parent-style-name="Standard" style:list-style-name="LFO2" style:family="paragraph">
      <style:text-properties style:font-name="Courier New" fo:color="#000000" fo:font-size="11pt" style:font-size-asian="11pt" style:font-size-complex="11pt"/>
    </style:style>
    <style:style style:name="P152" style:parent-style-name="Standard" style:list-style-name="LFO2" style:family="paragraph">
      <style:text-properties style:font-name="Courier New" fo:color="#000000" fo:font-size="11pt" style:font-size-asian="11pt" style:font-size-complex="11pt"/>
    </style:style>
    <style:style style:name="P153" style:parent-style-name="Standard" style:list-style-name="LFO2" style:family="paragraph">
      <style:text-properties style:font-name="Courier New" fo:color="#000000" fo:font-size="11pt" style:font-size-asian="11pt" style:font-size-complex="11pt"/>
    </style:style>
    <style:style style:name="P154" style:parent-style-name="Standard" style:list-style-name="LFO2" style:family="paragraph">
      <style:text-properties style:font-name="Courier New" fo:color="#000000" fo:font-size="11pt" style:font-size-asian="11pt" style:font-size-complex="11pt"/>
    </style:style>
    <style:style style:name="P155" style:parent-style-name="Standard" style:list-style-name="LFO2" style:family="paragraph">
      <style:text-properties style:font-name="Courier New" fo:color="#000000" fo:font-size="11pt" style:font-size-asian="11pt" style:font-size-complex="11pt"/>
    </style:style>
    <style:style style:name="P156" style:parent-style-name="Standard" style:list-style-name="LFO2" style:family="paragraph">
      <style:text-properties style:font-name="Courier New" fo:color="#000000" fo:font-size="11pt" style:font-size-asian="11pt" style:font-size-complex="11pt"/>
    </style:style>
    <style:style style:name="P157" style:parent-style-name="Standard" style:list-style-name="LFO2" style:family="paragraph">
      <style:text-properties style:font-name="Courier New" fo:color="#000000" fo:font-size="11pt" style:font-size-asian="11pt" style:font-size-complex="11pt"/>
    </style:style>
    <style:style style:name="P158" style:parent-style-name="Standard" style:list-style-name="LFO2" style:family="paragraph">
      <style:text-properties style:font-name="Courier New" fo:color="#000000" fo:font-size="11pt" style:font-size-asian="11pt" style:font-size-complex="11pt"/>
    </style:style>
    <style:style style:name="P159" style:parent-style-name="Standard" style:list-style-name="LFO2" style:family="paragraph">
      <style:text-properties style:font-name="Courier New" fo:color="#000000" fo:font-size="11pt" style:font-size-asian="11pt" style:font-size-complex="11pt"/>
    </style:style>
    <style:style style:name="P160" style:parent-style-name="Standard" style:list-style-name="LFO2" style:family="paragraph">
      <style:text-properties style:font-name="Courier New" fo:color="#000000" fo:font-size="11pt" style:font-size-asian="11pt" style:font-size-complex="11pt"/>
    </style:style>
    <style:style style:name="P161" style:parent-style-name="Standard" style:list-style-name="LFO2" style:family="paragraph">
      <style:text-properties style:font-name="Courier New" fo:color="#000000" fo:font-size="11pt" style:font-size-asian="11pt" style:font-size-complex="11pt"/>
    </style:style>
    <style:style style:name="P162" style:parent-style-name="Standard" style:list-style-name="LFO2" style:family="paragraph">
      <style:text-properties style:font-name="Courier New" fo:color="#000000" fo:font-size="11pt" style:font-size-asian="11pt" style:font-size-complex="11pt"/>
    </style:style>
    <style:style style:name="P163" style:parent-style-name="Standard" style:list-style-name="LFO2" style:family="paragraph">
      <style:text-properties style:font-name="Courier New" fo:color="#000000" fo:font-size="11pt" style:font-size-asian="11pt" style:font-size-complex="11pt"/>
    </style:style>
    <style:style style:name="P164" style:parent-style-name="Standard" style:list-style-name="LFO2" style:family="paragraph">
      <style:text-properties style:font-name="Courier New" fo:color="#000000" fo:font-size="11pt" style:font-size-asian="11pt" style:font-size-complex="11pt"/>
    </style:style>
    <style:style style:name="P165" style:parent-style-name="Standard" style:list-style-name="LFO2" style:family="paragraph">
      <style:text-properties style:font-name="Courier New" fo:color="#000000" fo:font-size="11pt" style:font-size-asian="11pt" style:font-size-complex="11pt"/>
    </style:style>
    <style:style style:name="P166" style:parent-style-name="Standard" style:list-style-name="LFO2" style:family="paragraph">
      <style:text-properties style:font-name="Courier New" fo:color="#000000" fo:font-size="11pt" style:font-size-asian="11pt" style:font-size-complex="11pt"/>
    </style:style>
    <style:style style:name="P167" style:parent-style-name="Standard" style:list-style-name="LFO2" style:family="paragraph"/>
    <style:style style:name="T168" style:parent-style-name="DefaultParagraphFont" style:family="text">
      <style:text-properties style:font-name="Courier New" fo:color="#000000" fo:font-size="11pt" style:font-size-asian="11pt" style:font-size-complex="11pt"/>
    </style:style>
    <style:style style:name="P169" style:parent-style-name="Standard" style:list-style-name="LFO2" style:family="paragraph">
      <style:text-properties style:font-name="Courier New" fo:color="#000000" fo:font-size="11pt" style:font-size-asian="11pt" style:font-size-complex="11pt"/>
    </style:style>
    <style:style style:name="P170" style:parent-style-name="Standard" style:list-style-name="LFO2" style:family="paragraph">
      <style:text-properties style:font-name="Courier New" fo:color="#000000" fo:font-size="11pt" style:font-size-asian="11pt" style:font-size-complex="11pt"/>
    </style:style>
    <style:style style:name="P171" style:parent-style-name="Standard" style:list-style-name="LFO2" style:family="paragraph">
      <style:text-properties style:font-name="Courier New" fo:color="#000000" fo:font-size="11pt" style:font-size-asian="11pt" style:font-size-complex="11pt"/>
    </style:style>
    <style:style style:name="P172" style:parent-style-name="Standard" style:list-style-name="LFO2" style:family="paragraph">
      <style:text-properties style:font-name="Courier New" fo:color="#000000" fo:font-size="11pt" style:font-size-asian="11pt" style:font-size-complex="11pt"/>
    </style:style>
    <style:style style:name="P173" style:parent-style-name="Standard" style:list-style-name="LFO2" style:family="paragraph">
      <style:text-properties style:font-name="Courier New" fo:color="#000000" fo:font-size="11pt" style:font-size-asian="11pt" style:font-size-complex="11pt"/>
    </style:style>
    <style:style style:name="P174" style:parent-style-name="Standard" style:list-style-name="LFO2" style:family="paragraph">
      <style:text-properties style:font-name="Courier New" fo:color="#000000" fo:font-size="11pt" style:font-size-asian="11pt" style:font-size-complex="11pt"/>
    </style:style>
    <style:style style:name="P175" style:parent-style-name="Standard" style:list-style-name="LFO2" style:family="paragraph">
      <style:text-properties style:font-name="Courier New" fo:color="#000000" fo:font-size="11pt" style:font-size-asian="11pt" style:font-size-complex="11pt"/>
    </style:style>
    <style:style style:name="P176" style:parent-style-name="Standard" style:list-style-name="LFO2" style:family="paragraph">
      <style:text-properties style:font-name="Courier New" fo:color="#000000" fo:font-size="11pt" style:font-size-asian="11pt" style:font-size-complex="11pt"/>
    </style:style>
    <style:style style:name="P177" style:parent-style-name="Standard" style:list-style-name="LFO2" style:family="paragraph">
      <style:text-properties style:font-name="Courier New" fo:color="#000000" fo:font-size="11pt" style:font-size-asian="11pt" style:font-size-complex="11pt"/>
    </style:style>
    <style:style style:name="P178" style:parent-style-name="Standard" style:list-style-name="LFO2" style:family="paragraph">
      <style:text-properties style:font-name="Courier New" fo:color="#000000" fo:font-size="11pt" style:font-size-asian="11pt" style:font-size-complex="11pt"/>
    </style:style>
    <style:style style:name="P179" style:parent-style-name="Standard" style:list-style-name="LFO2" style:family="paragraph">
      <style:text-properties style:font-name="Courier New" fo:color="#000000" fo:font-size="11pt" style:font-size-asian="11pt" style:font-size-complex="11pt"/>
    </style:style>
    <style:style style:name="P180" style:parent-style-name="Standard" style:list-style-name="LFO2" style:family="paragraph">
      <style:text-properties style:font-name="Courier New" fo:color="#000000" fo:font-size="11pt" style:font-size-asian="11pt" style:font-size-complex="11pt"/>
    </style:style>
    <style:style style:name="P181" style:parent-style-name="Standard" style:list-style-name="LFO2" style:family="paragraph">
      <style:text-properties style:font-name="Courier New" fo:color="#000000" fo:font-size="11pt" style:font-size-asian="11pt" style:font-size-complex="11pt"/>
    </style:style>
    <style:style style:name="P182" style:parent-style-name="Standard" style:list-style-name="LFO2" style:family="paragraph">
      <style:text-properties style:font-name="Courier New" fo:color="#000000" fo:font-size="11pt" style:font-size-asian="11pt" style:font-size-complex="11pt"/>
    </style:style>
    <style:style style:name="P183" style:parent-style-name="Standard" style:list-style-name="LFO2" style:family="paragraph">
      <style:text-properties style:font-name="Courier New" fo:color="#000000" fo:font-size="11pt" style:font-size-asian="11pt" style:font-size-complex="11pt"/>
    </style:style>
    <style:style style:name="P184" style:parent-style-name="Standard" style:list-style-name="LFO2" style:family="paragraph">
      <style:text-properties style:font-name="Courier New" fo:color="#000000" fo:font-size="11pt" style:font-size-asian="11pt" style:font-size-complex="11pt"/>
    </style:style>
    <style:style style:name="P185" style:parent-style-name="Standard" style:list-style-name="LFO2" style:family="paragraph">
      <style:text-properties style:font-name="Courier New" fo:color="#000000" fo:font-size="11pt" style:font-size-asian="11pt" style:font-size-complex="11pt"/>
    </style:style>
    <style:style style:name="P186" style:parent-style-name="Standard" style:list-style-name="LFO2" style:family="paragraph">
      <style:text-properties style:font-name="Courier New" fo:color="#000000" fo:font-size="11pt" style:font-size-asian="11pt" style:font-size-complex="11pt"/>
    </style:style>
    <style:style style:name="P187" style:parent-style-name="Standard" style:list-style-name="LFO2" style:family="paragraph">
      <style:text-properties style:font-name="Courier New" fo:color="#000000" fo:font-size="11pt" style:font-size-asian="11pt" style:font-size-complex="11pt"/>
    </style:style>
    <style:style style:name="P188" style:parent-style-name="Standard" style:list-style-name="LFO2" style:family="paragraph">
      <style:text-properties style:font-name="Courier New" fo:color="#000000" fo:font-size="11pt" style:font-size-asian="11pt" style:font-size-complex="11pt"/>
    </style:style>
    <style:style style:name="P189" style:parent-style-name="Standard" style:list-style-name="LFO2" style:family="paragraph">
      <style:text-properties style:font-name="Courier New" fo:color="#000000" fo:font-size="11pt" style:font-size-asian="11pt" style:font-size-complex="11pt"/>
    </style:style>
    <style:style style:name="P190" style:parent-style-name="Standard" style:list-style-name="LFO2" style:family="paragraph">
      <style:text-properties style:font-name="Courier New" fo:color="#000000" fo:font-size="11pt" style:font-size-asian="11pt" style:font-size-complex="11pt"/>
    </style:style>
    <style:style style:name="P191" style:parent-style-name="Standard" style:list-style-name="LFO2" style:family="paragraph">
      <style:text-properties style:font-name="Courier New" fo:color="#000000" fo:font-size="11pt" style:font-size-asian="11pt" style:font-size-complex="11pt"/>
    </style:style>
    <style:style style:name="P192" style:parent-style-name="Standard" style:list-style-name="LFO2" style:family="paragraph">
      <style:text-properties style:font-name="Courier New" fo:color="#000000" fo:font-size="11pt" style:font-size-asian="11pt" style:font-size-complex="11pt"/>
    </style:style>
    <style:style style:name="P193" style:parent-style-name="Standard" style:list-style-name="LFO2" style:family="paragraph">
      <style:text-properties style:font-name="Courier New" fo:color="#000000" fo:font-size="11pt" style:font-size-asian="11pt" style:font-size-complex="11pt"/>
    </style:style>
    <style:style style:name="P194" style:parent-style-name="Standard" style:list-style-name="LFO2" style:family="paragraph">
      <style:text-properties style:font-name="Courier New" fo:color="#000000" fo:font-size="11pt" style:font-size-asian="11pt" style:font-size-complex="11pt"/>
    </style:style>
    <style:style style:name="P195" style:parent-style-name="Standard" style:list-style-name="LFO2" style:family="paragraph">
      <style:text-properties style:font-name="Courier New" fo:color="#000000" fo:font-size="11pt" style:font-size-asian="11pt" style:font-size-complex="11pt"/>
    </style:style>
    <style:style style:name="P196" style:parent-style-name="Standard" style:list-style-name="LFO2" style:family="paragraph">
      <style:text-properties style:font-name="Courier New" fo:color="#000000" fo:font-size="11pt" style:font-size-asian="11pt" style:font-size-complex="11pt"/>
    </style:style>
    <style:style style:name="P197" style:parent-style-name="Standard" style:list-style-name="LFO2" style:family="paragraph">
      <style:text-properties style:font-name="Courier New" fo:color="#000000" fo:font-size="11pt" style:font-size-asian="11pt" style:font-size-complex="11pt"/>
    </style:style>
    <style:style style:name="P198" style:parent-style-name="Standard" style:list-style-name="LFO2" style:family="paragraph">
      <style:text-properties style:font-name="Courier New" fo:color="#000000" fo:font-size="11pt" style:font-size-asian="11pt" style:font-size-complex="11pt"/>
    </style:style>
    <style:style style:name="P199" style:parent-style-name="Standard" style:list-style-name="LFO2" style:family="paragraph">
      <style:text-properties style:font-name="Courier New" fo:color="#000000" fo:font-size="11pt" style:font-size-asian="11pt" style:font-size-complex="11pt"/>
    </style:style>
    <style:style style:name="P200" style:parent-style-name="Standard" style:list-style-name="LFO2" style:family="paragraph">
      <style:text-properties style:font-name="Courier New" fo:color="#000000" fo:font-size="11pt" style:font-size-asian="11pt" style:font-size-complex="11pt"/>
    </style:style>
    <style:style style:name="P201" style:parent-style-name="Standard" style:list-style-name="LFO2" style:family="paragraph">
      <style:text-properties style:font-name="Courier New" fo:color="#000000" fo:font-size="11pt" style:font-size-asian="11pt" style:font-size-complex="11pt"/>
    </style:style>
    <style:style style:name="P202" style:parent-style-name="Standard" style:list-style-name="LFO2" style:family="paragraph">
      <style:text-properties style:font-name="Courier New" fo:color="#000000" fo:font-size="11pt" style:font-size-asian="11pt" style:font-size-complex="11pt"/>
    </style:style>
    <style:style style:name="P203" style:parent-style-name="Standard" style:list-style-name="LFO2" style:family="paragraph">
      <style:text-properties style:font-name="Courier New" fo:color="#000000" fo:font-size="11pt" style:font-size-asian="11pt" style:font-size-complex="11pt"/>
    </style:style>
    <style:style style:name="P204" style:parent-style-name="Standard" style:list-style-name="LFO2" style:family="paragraph">
      <style:text-properties style:font-name="Courier New" fo:color="#000000" fo:font-size="11pt" style:font-size-asian="11pt" style:font-size-complex="11pt"/>
    </style:style>
    <style:style style:name="P205" style:parent-style-name="Standard" style:family="paragraph">
      <style:text-properties style:font-name="Calibri" fo:font-weight="bold" style:font-weight-asian="bold" style:font-weight-complex="bold" fo:color="#000000" fo:font-size="11pt" style:font-size-asian="11pt" style:font-size-complex="11pt"/>
    </style:style>
    <style:style style:name="P206" style:parent-style-name="Standard" style:family="paragraph">
      <style:text-properties style:font-name="Calibri" fo:color="#000000" fo:font-size="11pt" style:font-size-asian="11pt" style:font-size-complex="11pt"/>
    </style:style>
    <style:style style:name="P207" style:parent-style-name="Standard" style:family="paragraph">
      <style:text-properties style:font-name="Calibri" fo:color="#000000" fo:font-size="11pt" style:font-size-asian="11pt" style:font-size-complex="11pt" fo:background-color="#FFFF00"/>
    </style:style>
    <style:style style:name="P208" style:parent-style-name="Standard" style:family="paragraph">
      <style:text-properties style:font-name="Calibri" fo:color="#000000" fo:font-size="11pt" style:font-size-asian="11pt" style:font-size-complex="11pt"/>
    </style:style>
    <style:style style:name="P209" style:parent-style-name="Standard" style:family="paragraph">
      <style:paragraph-properties fo:text-indent="0.4923in"/>
    </style:style>
    <style:style style:name="T210" style:parent-style-name="DefaultParagraphFont" style:family="text">
      <style:text-properties style:font-name="Calibri" fo:color="#000000" fo:font-size="11pt" style:font-size-asian="11pt" style:font-size-complex="11pt" fo:background-color="#FFFF00"/>
    </style:style>
    <style:style style:name="P211" style:parent-style-name="Standard" style:family="paragraph">
      <style:paragraph-properties fo:text-indent="0.4923in"/>
      <style:text-properties style:font-name="Calibri" fo:color="#000000" fo:font-size="11pt" style:font-size-asian="11pt" style:font-size-complex="11pt" fo:background-color="#FFFF00"/>
    </style:style>
    <style:style style:name="P212" style:parent-style-name="Standard" style:family="paragraph">
      <style:paragraph-properties fo:text-indent="0.4923in"/>
      <style:text-properties style:font-name="Calibri" fo:color="#000000" fo:font-size="11pt" style:font-size-asian="11pt" style:font-size-complex="11pt" fo:background-color="#FFFF00"/>
    </style:style>
    <style:style style:name="P213" style:parent-style-name="Standard" style:family="paragraph">
      <style:paragraph-properties fo:text-indent="0.4923in"/>
      <style:text-properties style:font-name="Calibri" fo:color="#000000" fo:font-size="11pt" style:font-size-asian="11pt" style:font-size-complex="11pt" fo:background-color="#FFFF00"/>
    </style:style>
    <style:style style:name="P214" style:parent-style-name="Standard" style:family="paragraph">
      <style:paragraph-properties fo:text-indent="0.4923in"/>
    </style:style>
    <style:style style:name="T215" style:parent-style-name="DefaultParagraphFont" style:family="text">
      <style:text-properties style:font-name="Calibri" fo:color="#000000" fo:font-size="11pt" style:font-size-asian="11pt" style:font-size-complex="11pt" fo:background-color="#FFFF00"/>
    </style:style>
    <style:style style:name="P216" style:parent-style-name="Standard" style:family="paragraph">
      <style:text-properties style:font-name="Calibri" fo:color="#000000" fo:font-size="11pt" style:font-size-asian="11pt" style:font-size-complex="11pt"/>
    </style:style>
    <style:style style:name="T217" style:parent-style-name="DefaultParagraphFont" style:family="text">
      <style:text-properties style:font-name="Calibri" fo:color="#000000" fo:font-size="11pt" style:font-size-asian="11pt" style:font-size-complex="11pt"/>
    </style:style>
    <style:style style:name="T218" style:parent-style-name="DefaultParagraphFont" style:family="text">
      <style:text-properties style:font-name="Calibri" fo:color="#000000" fo:font-size="11pt" style:font-size-asian="11pt" style:font-size-complex="11pt" fo:background-color="#FFFF00"/>
    </style:style>
    <style:style style:name="P219" style:parent-style-name="Standard" style:family="paragraph">
      <style:paragraph-properties fo:text-indent="0.4923in"/>
      <style:text-properties style:font-name="Calibri" fo:color="#000000" fo:font-size="11pt" style:font-size-asian="11pt" style:font-size-complex="11pt" fo:background-color="#FFFF00"/>
    </style:style>
    <style:style style:name="P220" style:parent-style-name="Standard" style:family="paragraph">
      <style:paragraph-properties fo:text-indent="0.4923in"/>
      <style:text-properties style:font-name="Calibri" fo:color="#000000" fo:font-size="11pt" style:font-size-asian="11pt" style:font-size-complex="11pt" fo:background-color="#FFFF00"/>
    </style:style>
    <style:style style:name="P221" style:parent-style-name="Standard" style:family="paragraph">
      <style:paragraph-properties fo:text-indent="0.4923in"/>
      <style:text-properties style:font-name="Calibri" fo:color="#000000" fo:font-size="11pt" style:font-size-asian="11pt" style:font-size-complex="11pt" fo:background-color="#FFFF00"/>
    </style:style>
    <style:style style:name="P222" style:parent-style-name="Standard" style:family="paragraph">
      <style:text-properties style:font-name="Calibri" fo:color="#000000" fo:font-size="11pt" style:font-size-asian="11pt" style:font-size-complex="11pt" fo:background-color="#FFFF00"/>
    </style:style>
    <style:style style:name="P223" style:parent-style-name="Standard" style:family="paragraph">
      <style:paragraph-properties fo:text-indent="0.4923in"/>
      <style:text-properties style:font-name="Calibri" fo:color="#000000" fo:font-size="11pt" style:font-size-asian="11pt" style:font-size-complex="11pt" fo:background-color="#FFFF00"/>
    </style:style>
    <style:style style:name="P224" style:parent-style-name="Standard" style:family="paragraph">
      <style:paragraph-properties fo:text-indent="0.4923in"/>
      <style:text-properties style:font-name="Calibri" fo:color="#000000" fo:font-size="11pt" style:font-size-asian="11pt" style:font-size-complex="11pt" fo:background-color="#FFFF00"/>
    </style:style>
    <style:style style:name="P225" style:parent-style-name="Standard" style:family="paragraph">
      <style:paragraph-properties fo:text-indent="0.4923in"/>
      <style:text-properties style:font-name="Calibri" fo:color="#000000" fo:font-size="11pt" style:font-size-asian="11pt" style:font-size-complex="11pt" fo:background-color="#FFFF00"/>
    </style:style>
    <style:style style:name="P226" style:parent-style-name="Standard" style:family="paragraph">
      <style:text-properties style:font-name="Calibri" fo:color="#000000" fo:font-size="11pt" style:font-size-asian="11pt" style:font-size-complex="11pt" fo:background-color="#FFFF00"/>
    </style:style>
    <style:style style:name="P227" style:parent-style-name="Standard" style:family="paragraph">
      <style:paragraph-properties fo:text-indent="0.4923in"/>
      <style:text-properties style:font-name="Calibri" fo:color="#000000" fo:font-size="11pt" style:font-size-asian="11pt" style:font-size-complex="11pt" fo:background-color="#FFFF00"/>
    </style:style>
    <style:style style:name="P228" style:parent-style-name="Standard" style:family="paragraph">
      <style:paragraph-properties fo:text-indent="0.4923in"/>
    </style:style>
    <style:style style:name="T229" style:parent-style-name="DefaultParagraphFont" style:family="text">
      <style:text-properties style:font-name="Calibri" fo:color="#000000" fo:font-size="11pt" style:font-size-asian="11pt" style:font-size-complex="11pt" fo:background-color="#FFFF00"/>
    </style:style>
    <style:style style:name="P230" style:parent-style-name="Standard" style:family="paragraph">
      <style:text-properties style:font-name="Calibri" fo:color="#000000" fo:font-size="11pt" style:font-size-asian="11pt" style:font-size-complex="11pt"/>
    </style:style>
    <style:style style:name="T231" style:parent-style-name="DefaultParagraphFont" style:family="text">
      <style:text-properties style:font-name="Calibri" fo:color="#000000" fo:font-size="11pt" style:font-size-asian="11pt" style:font-size-complex="11pt"/>
    </style:style>
    <style:style style:name="T232" style:parent-style-name="DefaultParagraphFont" style:family="text">
      <style:text-properties style:font-name="Calibri" fo:color="#000000" fo:font-size="11pt" style:font-size-asian="11pt" style:font-size-complex="11pt" fo:background-color="#FFFF00"/>
    </style:style>
    <style:style style:name="P233" style:parent-style-name="Standard" style:family="paragraph">
      <style:paragraph-properties fo:text-indent="0.4923in"/>
      <style:text-properties style:font-name="Calibri" fo:color="#000000" fo:font-size="11pt" style:font-size-asian="11pt" style:font-size-complex="11pt" fo:background-color="#FFFF00"/>
    </style:style>
    <style:style style:name="P234" style:parent-style-name="Standard" style:family="paragraph">
      <style:paragraph-properties fo:text-indent="0.4923in"/>
      <style:text-properties style:font-name="Calibri" fo:color="#000000" fo:font-size="11pt" style:font-size-asian="11pt" style:font-size-complex="11pt" fo:background-color="#FFFF00"/>
    </style:style>
    <style:style style:name="P235" style:parent-style-name="Standard" style:family="paragraph">
      <style:paragraph-properties fo:text-indent="0.4923in"/>
      <style:text-properties style:font-name="Calibri" fo:color="#000000" fo:font-size="11pt" style:font-size-asian="11pt" style:font-size-complex="11pt" fo:background-color="#FFFF00"/>
    </style:style>
    <style:style style:name="P236" style:parent-style-name="Standard" style:family="paragraph">
      <style:text-properties style:font-name="Calibri" fo:color="#000000" fo:font-size="11pt" style:font-size-asian="11pt" style:font-size-complex="11pt" fo:background-color="#FFFF00"/>
    </style:style>
    <style:style style:name="P237" style:parent-style-name="Standard" style:family="paragraph">
      <style:paragraph-properties fo:text-indent="0.4923in"/>
      <style:text-properties style:font-name="Calibri" fo:color="#000000" fo:font-size="11pt" style:font-size-asian="11pt" style:font-size-complex="11pt" fo:background-color="#FFFF00"/>
    </style:style>
    <style:style style:name="P238" style:parent-style-name="Standard" style:family="paragraph">
      <style:paragraph-properties fo:text-indent="0.4923in"/>
      <style:text-properties style:font-name="Calibri" fo:color="#000000" fo:font-size="11pt" style:font-size-asian="11pt" style:font-size-complex="11pt" fo:background-color="#FFFF00"/>
    </style:style>
    <style:style style:name="P239" style:parent-style-name="Standard" style:family="paragraph">
      <style:paragraph-properties fo:text-indent="0.4923in"/>
      <style:text-properties style:font-name="Calibri" fo:color="#000000" fo:font-size="11pt" style:font-size-asian="11pt" style:font-size-complex="11pt" fo:background-color="#FFFF00"/>
    </style:style>
    <style:style style:name="P240" style:parent-style-name="Standard" style:family="paragraph">
      <style:text-properties style:font-name="Calibri" fo:color="#000000" fo:font-size="11pt" style:font-size-asian="11pt" style:font-size-complex="11pt" fo:background-color="#FFFF00"/>
    </style:style>
    <style:style style:name="P241" style:parent-style-name="Standard" style:family="paragraph">
      <style:paragraph-properties fo:text-indent="0.4923in"/>
      <style:text-properties style:font-name="Calibri" fo:color="#000000" fo:font-size="11pt" style:font-size-asian="11pt" style:font-size-complex="11pt" fo:background-color="#FFFF00"/>
    </style:style>
    <style:style style:name="P242" style:parent-style-name="Standard" style:family="paragraph">
      <style:paragraph-properties fo:text-indent="0.4923in"/>
    </style:style>
    <style:style style:name="T243" style:parent-style-name="DefaultParagraphFont" style:family="text">
      <style:text-properties style:font-name="Calibri" fo:color="#000000" fo:font-size="11pt" style:font-size-asian="11pt" style:font-size-complex="11pt" fo:background-color="#FFFF00"/>
    </style:style>
    <style:style style:name="P244" style:parent-style-name="Standard" style:family="paragraph">
      <style:text-properties style:font-name="Calibri" fo:color="#000000" fo:font-size="11pt" style:font-size-asian="11pt" style:font-size-complex="11pt"/>
    </style:style>
    <style:style style:name="P245" style:parent-style-name="Standard" style:family="paragraph">
      <style:text-properties style:font-name="Calibri" fo:color="#000000" fo:font-size="11pt" style:font-size-asian="11pt" style:font-size-complex="11pt"/>
    </style:style>
    <style:style style:name="T246" style:parent-style-name="DefaultParagraphFont" style:family="text">
      <style:text-properties style:font-name="Calibri" fo:color="#000000" fo:font-size="11pt" style:font-size-asian="11pt" style:font-size-complex="11pt"/>
    </style:style>
    <style:style style:name="T247" style:parent-style-name="DefaultParagraphFont" style:family="text">
      <style:text-properties style:font-name="Calibri" fo:color="#000000" fo:font-size="11pt" style:font-size-asian="11pt" style:font-size-complex="11pt" fo:background-color="#FFFF00"/>
    </style:style>
    <style:style style:name="P248" style:parent-style-name="Standard" style:family="paragraph">
      <style:paragraph-properties fo:text-indent="0.4923in"/>
      <style:text-properties style:font-name="Calibri" fo:color="#000000" fo:font-size="11pt" style:font-size-asian="11pt" style:font-size-complex="11pt" fo:background-color="#FFFF00"/>
    </style:style>
    <style:style style:name="P249" style:parent-style-name="Standard" style:family="paragraph">
      <style:paragraph-properties fo:text-indent="0.4923in"/>
      <style:text-properties style:font-name="Calibri" fo:color="#000000" fo:font-size="11pt" style:font-size-asian="11pt" style:font-size-complex="11pt" fo:background-color="#FFFF00"/>
    </style:style>
    <style:style style:name="P250" style:parent-style-name="Standard" style:family="paragraph">
      <style:text-properties style:font-name="Calibri" fo:color="#000000" fo:font-size="11pt" style:font-size-asian="11pt" style:font-size-complex="11pt" fo:background-color="#FFFF00"/>
    </style:style>
    <style:style style:name="P251" style:parent-style-name="Standard" style:family="paragraph">
      <style:paragraph-properties fo:text-indent="0.4923in"/>
      <style:text-properties style:font-name="Calibri" fo:color="#000000" fo:font-size="11pt" style:font-size-asian="11pt" style:font-size-complex="11pt" fo:background-color="#FFFF00"/>
    </style:style>
    <style:style style:name="P252" style:parent-style-name="Standard" style:family="paragraph">
      <style:paragraph-properties fo:text-indent="0.4923in"/>
      <style:text-properties style:font-name="Calibri" fo:color="#000000" fo:font-size="11pt" style:font-size-asian="11pt" style:font-size-complex="11pt" fo:background-color="#FFFF00"/>
    </style:style>
    <style:style style:name="P253" style:parent-style-name="Standard" style:family="paragraph">
      <style:paragraph-properties fo:text-indent="0.4923in"/>
      <style:text-properties style:font-name="Calibri" fo:color="#000000" fo:font-size="11pt" style:font-size-asian="11pt" style:font-size-complex="11pt" fo:background-color="#FFFF00"/>
    </style:style>
    <style:style style:name="P254" style:parent-style-name="Standard" style:family="paragraph">
      <style:text-properties style:font-name="Calibri" fo:color="#000000" fo:font-size="11pt" style:font-size-asian="11pt" style:font-size-complex="11pt" fo:background-color="#FFFF00"/>
    </style:style>
    <style:style style:name="P255" style:parent-style-name="Standard" style:family="paragraph">
      <style:paragraph-properties fo:text-indent="0.4923in"/>
      <style:text-properties style:font-name="Calibri" fo:color="#000000" fo:font-size="11pt" style:font-size-asian="11pt" style:font-size-complex="11pt" fo:background-color="#FFFF00"/>
    </style:style>
    <style:style style:name="P256" style:parent-style-name="Standard" style:family="paragraph">
      <style:paragraph-properties fo:text-indent="0.4923in"/>
      <style:text-properties style:font-name="Calibri" fo:color="#000000" fo:font-size="11pt" style:font-size-asian="11pt" style:font-size-complex="11pt" fo:background-color="#FFFF00"/>
    </style:style>
    <style:style style:name="P257" style:parent-style-name="Standard" style:family="paragraph">
      <style:paragraph-properties fo:text-indent="0.4923in"/>
      <style:text-properties style:font-name="Calibri" fo:color="#000000" fo:font-size="11pt" style:font-size-asian="11pt" style:font-size-complex="11pt" fo:background-color="#FFFF00"/>
    </style:style>
    <style:style style:name="P258" style:parent-style-name="Standard" style:family="paragraph">
      <style:text-properties style:font-name="Calibri" fo:color="#000000" fo:font-size="11pt" style:font-size-asian="11pt" style:font-size-complex="11pt" fo:background-color="#FFFF00"/>
    </style:style>
    <style:style style:name="P259" style:parent-style-name="Standard" style:family="paragraph">
      <style:paragraph-properties fo:text-indent="0.4923in"/>
      <style:text-properties style:font-name="Calibri" fo:color="#000000" fo:font-size="11pt" style:font-size-asian="11pt" style:font-size-complex="11pt" fo:background-color="#FFFF00"/>
    </style:style>
    <style:style style:name="P260" style:parent-style-name="Standard" style:family="paragraph">
      <style:paragraph-properties fo:text-indent="0.4923in"/>
      <style:text-properties style:font-name="Calibri" fo:color="#000000" fo:font-size="11pt" style:font-size-asian="11pt" style:font-size-complex="11pt" fo:background-color="#FFFF00"/>
    </style:style>
    <style:style style:name="P261" style:parent-style-name="Standard" style:family="paragraph">
      <style:paragraph-properties fo:text-indent="0.4923in"/>
    </style:style>
    <style:style style:name="T262" style:parent-style-name="DefaultParagraphFont" style:family="text">
      <style:text-properties style:font-name="Calibri" fo:color="#000000" fo:font-size="11pt" style:font-size-asian="11pt" style:font-size-complex="11pt" fo:background-color="#FFFF00"/>
    </style:style>
    <style:style style:name="P263" style:parent-style-name="Standard" style:family="paragraph">
      <style:text-properties style:font-name="Calibri" fo:color="#000000" fo:font-size="11pt" style:font-size-asian="11pt" style:font-size-complex="11pt"/>
    </style:style>
    <style:style style:name="P264" style:parent-style-name="Standard" style:family="paragraph">
      <style:text-properties style:font-name="Calibri" fo:color="#000000" fo:font-size="11pt" style:font-size-asian="11pt" style:font-size-complex="11pt"/>
    </style:style>
    <style:style style:name="P265" style:parent-style-name="Standard" style:family="paragraph">
      <style:text-properties style:font-name="Calibri" fo:color="#000000" fo:font-size="11pt" style:font-size-asian="11pt" style:font-size-complex="11pt" fo:background-color="#FFFF00"/>
    </style:style>
    <style:style style:name="P266" style:parent-style-name="Standard" style:family="paragraph">
      <style:text-properties style:font-name="Calibri" fo:color="#000000" fo:font-size="11pt" style:font-size-asian="11pt" style:font-size-complex="11pt"/>
    </style:style>
    <style:style style:name="P267" style:parent-style-name="Standard" style:family="paragraph">
      <style:text-properties style:font-name="Calibri" fo:color="#000000" fo:font-size="11pt" style:font-size-asian="11pt" style:font-size-complex="11pt"/>
    </style:style>
    <style:style style:name="P268" style:parent-style-name="Standard" style:family="paragraph">
      <style:text-properties style:font-name="Calibri" fo:color="#000000" fo:font-size="11pt" style:font-size-asian="11pt" style:font-size-complex="11pt" fo:background-color="#FFFF00"/>
    </style:style>
    <style:style style:name="P269" style:parent-style-name="Standard" style:family="paragraph">
      <style:text-properties style:font-name="Calibri" fo:color="#000000" fo:font-size="11pt" style:font-size-asian="11pt" style:font-size-complex="11pt"/>
    </style:style>
    <style:style style:name="P270" style:parent-style-name="Standard" style:family="paragraph">
      <style:text-properties style:font-name="Calibri" fo:font-weight="bold" style:font-weight-asian="bold" style:font-weight-complex="bold" fo:color="#000000" fo:font-size="11pt" style:font-size-asian="11pt" style:font-size-complex="11pt"/>
    </style:style>
    <style:style style:name="P271" style:parent-style-name="Standard" style:family="paragraph">
      <style:text-properties style:font-name="Calibri" fo:color="#000000" fo:font-size="11pt" style:font-size-asian="11pt" style:font-size-complex="11pt"/>
    </style:style>
    <style:style style:name="P272" style:parent-style-name="Standard" style:list-style-name="LFO3" style:family="paragraph">
      <style:text-properties style:font-name="Courier New" fo:color="#000000" fo:font-size="11pt" style:font-size-asian="11pt" style:font-size-complex="11pt"/>
    </style:style>
    <style:style style:name="P273" style:parent-style-name="Standard" style:list-style-name="LFO3" style:family="paragraph">
      <style:text-properties style:font-name="Courier New" fo:color="#000000" fo:font-size="11pt" style:font-size-asian="11pt" style:font-size-complex="11pt"/>
    </style:style>
    <style:style style:name="P274" style:parent-style-name="Standard" style:list-style-name="LFO3" style:family="paragraph">
      <style:text-properties style:font-name="Courier New" fo:color="#000000" fo:font-size="11pt" style:font-size-asian="11pt" style:font-size-complex="11pt"/>
    </style:style>
    <style:style style:name="P275" style:parent-style-name="Standard" style:list-style-name="LFO3" style:family="paragraph">
      <style:text-properties style:font-name="Courier New" fo:color="#000000" fo:font-size="11pt" style:font-size-asian="11pt" style:font-size-complex="11pt"/>
    </style:style>
    <style:style style:name="P276" style:parent-style-name="Standard" style:list-style-name="LFO3" style:family="paragraph">
      <style:text-properties style:font-name="Courier New" fo:color="#000000" fo:font-size="11pt" style:font-size-asian="11pt" style:font-size-complex="11pt"/>
    </style:style>
    <style:style style:name="P277" style:parent-style-name="Standard" style:list-style-name="LFO3" style:family="paragraph">
      <style:text-properties style:font-name="Courier New" fo:color="#000000" fo:font-size="11pt" style:font-size-asian="11pt" style:font-size-complex="11pt"/>
    </style:style>
    <style:style style:name="P278" style:parent-style-name="Standard" style:list-style-name="LFO3" style:family="paragraph">
      <style:text-properties style:font-name="Courier New" fo:color="#000000" fo:font-size="11pt" style:font-size-asian="11pt" style:font-size-complex="11pt"/>
    </style:style>
    <style:style style:name="P279" style:parent-style-name="Standard" style:list-style-name="LFO3" style:family="paragraph">
      <style:text-properties style:font-name="Courier New" fo:color="#000000" fo:font-size="11pt" style:font-size-asian="11pt" style:font-size-complex="11pt"/>
    </style:style>
    <style:style style:name="P280" style:parent-style-name="Standard" style:list-style-name="LFO3" style:family="paragraph">
      <style:text-properties style:font-name="Courier New" fo:color="#000000" fo:font-size="11pt" style:font-size-asian="11pt" style:font-size-complex="11pt"/>
    </style:style>
    <style:style style:name="P281" style:parent-style-name="Standard" style:list-style-name="LFO3" style:family="paragraph">
      <style:text-properties style:font-name="Courier New" fo:color="#000000" fo:font-size="11pt" style:font-size-asian="11pt" style:font-size-complex="11pt"/>
    </style:style>
    <style:style style:name="P282" style:parent-style-name="Standard" style:list-style-name="LFO3" style:family="paragraph">
      <style:text-properties style:font-name="Courier New" fo:color="#000000" fo:font-size="11pt" style:font-size-asian="11pt" style:font-size-complex="11pt"/>
    </style:style>
    <style:style style:name="P283" style:parent-style-name="Standard" style:list-style-name="LFO3" style:family="paragraph">
      <style:text-properties style:font-name="Courier New" fo:color="#000000" fo:font-size="11pt" style:font-size-asian="11pt" style:font-size-complex="11pt"/>
    </style:style>
    <style:style style:name="P284" style:parent-style-name="Standard" style:list-style-name="LFO3" style:family="paragraph">
      <style:text-properties style:font-name="Courier New" fo:color="#000000" fo:font-size="11pt" style:font-size-asian="11pt" style:font-size-complex="11pt"/>
    </style:style>
    <style:style style:name="P285" style:parent-style-name="Standard" style:list-style-name="LFO3" style:family="paragraph">
      <style:text-properties style:font-name="Courier New" fo:color="#000000" fo:font-size="11pt" style:font-size-asian="11pt" style:font-size-complex="11pt"/>
    </style:style>
    <style:style style:name="P286" style:parent-style-name="Standard" style:list-style-name="LFO3" style:family="paragraph">
      <style:text-properties style:font-name="Courier New" fo:color="#000000" fo:font-size="11pt" style:font-size-asian="11pt" style:font-size-complex="11pt"/>
    </style:style>
    <style:style style:name="P287" style:parent-style-name="Standard" style:list-style-name="LFO3" style:family="paragraph">
      <style:text-properties style:font-name="Courier New" fo:color="#000000" fo:font-size="11pt" style:font-size-asian="11pt" style:font-size-complex="11pt"/>
    </style:style>
    <style:style style:name="P288" style:parent-style-name="Standard" style:list-style-name="LFO3" style:family="paragraph">
      <style:text-properties style:font-name="Courier New" fo:color="#000000" fo:font-size="11pt" style:font-size-asian="11pt" style:font-size-complex="11pt"/>
    </style:style>
    <style:style style:name="P289" style:parent-style-name="Standard" style:list-style-name="LFO3" style:family="paragraph">
      <style:text-properties style:font-name="Courier New" fo:color="#000000" fo:font-size="11pt" style:font-size-asian="11pt" style:font-size-complex="11pt"/>
    </style:style>
    <style:style style:name="P290" style:parent-style-name="Standard" style:list-style-name="LFO3" style:family="paragraph">
      <style:text-properties style:font-name="Courier New" fo:color="#000000" fo:font-size="11pt" style:font-size-asian="11pt" style:font-size-complex="11pt"/>
    </style:style>
    <style:style style:name="P291" style:parent-style-name="Standard" style:list-style-name="LFO3" style:family="paragraph">
      <style:text-properties style:font-name="Courier New" fo:color="#000000" fo:font-size="11pt" style:font-size-asian="11pt" style:font-size-complex="11pt"/>
    </style:style>
    <style:style style:name="P292" style:parent-style-name="Standard" style:list-style-name="LFO3" style:family="paragraph">
      <style:text-properties style:font-name="Courier New" fo:color="#000000" fo:font-size="11pt" style:font-size-asian="11pt" style:font-size-complex="11pt"/>
    </style:style>
    <style:style style:name="P293" style:parent-style-name="Standard" style:list-style-name="LFO3" style:family="paragraph">
      <style:text-properties style:font-name="Courier New" fo:color="#000000" fo:font-size="11pt" style:font-size-asian="11pt" style:font-size-complex="11pt"/>
    </style:style>
    <style:style style:name="P294" style:parent-style-name="Standard" style:list-style-name="LFO3" style:family="paragraph">
      <style:text-properties style:font-name="Courier New" fo:color="#000000" fo:font-size="11pt" style:font-size-asian="11pt" style:font-size-complex="11pt"/>
    </style:style>
    <style:style style:name="P295" style:parent-style-name="Standard" style:list-style-name="LFO3" style:family="paragraph">
      <style:text-properties style:font-name="Courier New" fo:color="#000000" fo:font-size="11pt" style:font-size-asian="11pt" style:font-size-complex="11pt"/>
    </style:style>
    <style:style style:name="P296" style:parent-style-name="Standard" style:list-style-name="LFO3" style:family="paragraph">
      <style:text-properties style:font-name="Courier New" fo:color="#000000" fo:font-size="11pt" style:font-size-asian="11pt" style:font-size-complex="11pt"/>
    </style:style>
    <style:style style:name="P297" style:parent-style-name="Standard" style:list-style-name="LFO3" style:family="paragraph">
      <style:text-properties style:font-name="Courier New" fo:color="#000000" fo:font-size="11pt" style:font-size-asian="11pt" style:font-size-complex="11pt"/>
    </style:style>
    <style:style style:name="P298" style:parent-style-name="Standard" style:list-style-name="LFO3" style:family="paragraph">
      <style:text-properties style:font-name="Courier New" fo:color="#000000" fo:font-size="11pt" style:font-size-asian="11pt" style:font-size-complex="11pt"/>
    </style:style>
    <style:style style:name="P299" style:parent-style-name="Standard" style:list-style-name="LFO3" style:family="paragraph">
      <style:text-properties style:font-name="Courier New" fo:color="#000000" fo:font-size="11pt" style:font-size-asian="11pt" style:font-size-complex="11pt"/>
    </style:style>
    <style:style style:name="P300" style:parent-style-name="Standard" style:list-style-name="LFO3" style:family="paragraph">
      <style:text-properties style:font-name="Courier New" fo:color="#000000" fo:font-size="11pt" style:font-size-asian="11pt" style:font-size-complex="11pt"/>
    </style:style>
    <style:style style:name="P301" style:parent-style-name="Standard" style:list-style-name="LFO3" style:family="paragraph">
      <style:text-properties style:font-name="Courier New" fo:color="#000000" fo:font-size="11pt" style:font-size-asian="11pt" style:font-size-complex="11pt"/>
    </style:style>
    <style:style style:name="P302" style:parent-style-name="Standard" style:list-style-name="LFO3" style:family="paragraph">
      <style:text-properties style:font-name="Courier New" fo:color="#000000" fo:font-size="11pt" style:font-size-asian="11pt" style:font-size-complex="11pt"/>
    </style:style>
    <style:style style:name="P303" style:parent-style-name="Standard" style:list-style-name="LFO3" style:family="paragraph">
      <style:text-properties style:font-name="Courier New" fo:color="#000000" fo:font-size="11pt" style:font-size-asian="11pt" style:font-size-complex="11pt"/>
    </style:style>
    <style:style style:name="P304" style:parent-style-name="Standard" style:list-style-name="LFO3" style:family="paragraph">
      <style:text-properties style:font-name="Courier New" fo:color="#000000" fo:font-size="11pt" style:font-size-asian="11pt" style:font-size-complex="11pt"/>
    </style:style>
    <style:style style:name="P305" style:parent-style-name="Standard" style:list-style-name="LFO3" style:family="paragraph">
      <style:text-properties style:font-name="Courier New" fo:color="#000000" fo:font-size="11pt" style:font-size-asian="11pt" style:font-size-complex="11pt"/>
    </style:style>
    <style:style style:name="P306" style:parent-style-name="Standard" style:list-style-name="LFO3" style:family="paragraph">
      <style:text-properties style:font-name="Courier New" fo:color="#000000" fo:font-size="11pt" style:font-size-asian="11pt" style:font-size-complex="11pt"/>
    </style:style>
    <style:style style:name="P307" style:parent-style-name="Standard" style:list-style-name="LFO3" style:family="paragraph">
      <style:text-properties style:font-name="Courier New" fo:color="#000000" fo:font-size="11pt" style:font-size-asian="11pt" style:font-size-complex="11pt"/>
    </style:style>
    <style:style style:name="P308" style:parent-style-name="Standard" style:list-style-name="LFO3" style:family="paragraph">
      <style:text-properties style:font-name="Courier New" fo:color="#000000" fo:font-size="11pt" style:font-size-asian="11pt" style:font-size-complex="11pt"/>
    </style:style>
    <style:style style:name="P309" style:parent-style-name="Standard" style:list-style-name="LFO3" style:family="paragraph">
      <style:text-properties style:font-name="Courier New" fo:color="#000000" fo:font-size="11pt" style:font-size-asian="11pt" style:font-size-complex="11pt"/>
    </style:style>
    <style:style style:name="P310" style:parent-style-name="Standard" style:list-style-name="LFO3" style:family="paragraph">
      <style:text-properties style:font-name="Courier New" fo:color="#000000" fo:font-size="11pt" style:font-size-asian="11pt" style:font-size-complex="11pt"/>
    </style:style>
    <style:style style:name="P311" style:parent-style-name="Standard" style:list-style-name="LFO3" style:family="paragraph">
      <style:text-properties style:font-name="Courier New" fo:color="#000000" fo:font-size="11pt" style:font-size-asian="11pt" style:font-size-complex="11pt"/>
    </style:style>
    <style:style style:name="P312" style:parent-style-name="Standard" style:list-style-name="LFO3" style:family="paragraph">
      <style:text-properties style:font-name="Courier New" fo:color="#000000" fo:font-size="11pt" style:font-size-asian="11pt" style:font-size-complex="11pt"/>
    </style:style>
    <style:style style:name="P313" style:parent-style-name="Standard" style:list-style-name="LFO3" style:family="paragraph">
      <style:text-properties style:font-name="Courier New" fo:color="#000000" fo:font-size="11pt" style:font-size-asian="11pt" style:font-size-complex="11pt"/>
    </style:style>
    <style:style style:name="P314" style:parent-style-name="Standard" style:list-style-name="LFO3" style:family="paragraph">
      <style:text-properties style:font-name="Courier New" fo:color="#000000" fo:font-size="11pt" style:font-size-asian="11pt" style:font-size-complex="11pt"/>
    </style:style>
    <style:style style:name="P315" style:parent-style-name="Standard" style:list-style-name="LFO3" style:family="paragraph">
      <style:text-properties style:font-name="Courier New" fo:color="#000000" fo:font-size="11pt" style:font-size-asian="11pt" style:font-size-complex="11pt"/>
    </style:style>
    <style:style style:name="P316" style:parent-style-name="Standard" style:list-style-name="LFO3" style:family="paragraph">
      <style:text-properties style:font-name="Courier New" fo:color="#000000" fo:font-size="11pt" style:font-size-asian="11pt" style:font-size-complex="11pt"/>
    </style:style>
    <style:style style:name="P317" style:parent-style-name="Standard" style:list-style-name="LFO3" style:family="paragraph">
      <style:text-properties style:font-name="Courier New" fo:color="#000000" fo:font-size="11pt" style:font-size-asian="11pt" style:font-size-complex="11pt"/>
    </style:style>
    <style:style style:name="P318" style:parent-style-name="Standard" style:list-style-name="LFO3" style:family="paragraph">
      <style:text-properties style:font-name="Courier New" fo:color="#000000" fo:font-size="11pt" style:font-size-asian="11pt" style:font-size-complex="11pt"/>
    </style:style>
    <style:style style:name="P319" style:parent-style-name="Standard" style:list-style-name="LFO3" style:family="paragraph">
      <style:text-properties style:font-name="Courier New" fo:color="#000000" fo:font-size="11pt" style:font-size-asian="11pt" style:font-size-complex="11pt"/>
    </style:style>
    <style:style style:name="P320" style:parent-style-name="Standard" style:list-style-name="LFO3" style:family="paragraph">
      <style:text-properties style:font-name="Courier New" fo:color="#000000" fo:font-size="11pt" style:font-size-asian="11pt" style:font-size-complex="11pt"/>
    </style:style>
    <style:style style:name="P321" style:parent-style-name="Standard" style:list-style-name="LFO3" style:family="paragraph">
      <style:text-properties style:font-name="Courier New" fo:color="#000000" fo:font-size="11pt" style:font-size-asian="11pt" style:font-size-complex="11pt"/>
    </style:style>
    <style:style style:name="P322" style:parent-style-name="Standard" style:list-style-name="LFO3" style:family="paragraph">
      <style:text-properties style:font-name="Courier New" fo:color="#000000" fo:font-size="11pt" style:font-size-asian="11pt" style:font-size-complex="11pt"/>
    </style:style>
    <style:style style:name="P323" style:parent-style-name="Standard" style:list-style-name="LFO3" style:family="paragraph">
      <style:text-properties style:font-name="Courier New" fo:color="#000000" fo:font-size="11pt" style:font-size-asian="11pt" style:font-size-complex="11pt"/>
    </style:style>
    <style:style style:name="P324" style:parent-style-name="Standard" style:list-style-name="LFO3" style:family="paragraph">
      <style:text-properties style:font-name="Courier New" fo:color="#000000" fo:font-size="11pt" style:font-size-asian="11pt" style:font-size-complex="11pt"/>
    </style:style>
    <style:style style:name="P325" style:parent-style-name="Standard" style:list-style-name="LFO3" style:family="paragraph">
      <style:text-properties style:font-name="Courier New" fo:color="#000000" fo:font-size="11pt" style:font-size-asian="11pt" style:font-size-complex="11pt"/>
    </style:style>
    <style:style style:name="P326" style:parent-style-name="Standard" style:list-style-name="LFO3" style:family="paragraph">
      <style:text-properties style:font-name="Courier New" fo:color="#000000" fo:font-size="11pt" style:font-size-asian="11pt" style:font-size-complex="11pt"/>
    </style:style>
    <style:style style:name="P327" style:parent-style-name="Standard" style:list-style-name="LFO3" style:family="paragraph">
      <style:text-properties style:font-name="Courier New" fo:color="#000000" fo:font-size="11pt" style:font-size-asian="11pt" style:font-size-complex="11pt"/>
    </style:style>
    <style:style style:name="P328" style:parent-style-name="Standard" style:list-style-name="LFO3" style:family="paragraph">
      <style:text-properties style:font-name="Courier New" fo:color="#000000" fo:font-size="11pt" style:font-size-asian="11pt" style:font-size-complex="11pt"/>
    </style:style>
    <style:style style:name="P329" style:parent-style-name="Standard" style:list-style-name="LFO3" style:family="paragraph">
      <style:text-properties style:font-name="Courier New" fo:color="#000000" fo:font-size="11pt" style:font-size-asian="11pt" style:font-size-complex="11pt"/>
    </style:style>
    <style:style style:name="P330" style:parent-style-name="Standard" style:list-style-name="LFO3" style:family="paragraph">
      <style:text-properties style:font-name="Courier New" fo:color="#000000" fo:font-size="11pt" style:font-size-asian="11pt" style:font-size-complex="11pt"/>
    </style:style>
    <style:style style:name="P331" style:parent-style-name="Standard" style:list-style-name="LFO3" style:family="paragraph">
      <style:text-properties style:font-name="Courier New" fo:color="#000000" fo:font-size="11pt" style:font-size-asian="11pt" style:font-size-complex="11pt"/>
    </style:style>
    <style:style style:name="P332" style:parent-style-name="Standard" style:list-style-name="LFO3" style:family="paragraph">
      <style:text-properties style:font-name="Courier New" fo:color="#000000" fo:font-size="11pt" style:font-size-asian="11pt" style:font-size-complex="11pt"/>
    </style:style>
    <style:style style:name="P333" style:parent-style-name="Standard" style:list-style-name="LFO3" style:family="paragraph">
      <style:text-properties style:font-name="Courier New" fo:color="#000000" fo:font-size="11pt" style:font-size-asian="11pt" style:font-size-complex="11pt"/>
    </style:style>
    <style:style style:name="P334" style:parent-style-name="Standard" style:list-style-name="LFO3" style:family="paragraph">
      <style:text-properties style:font-name="Courier New" fo:color="#000000" fo:font-size="11pt" style:font-size-asian="11pt" style:font-size-complex="11pt"/>
    </style:style>
    <style:style style:name="P335" style:parent-style-name="Standard" style:list-style-name="LFO3" style:family="paragraph">
      <style:text-properties style:font-name="Courier New" fo:color="#000000" fo:font-size="11pt" style:font-size-asian="11pt" style:font-size-complex="11pt"/>
    </style:style>
    <style:style style:name="P336" style:parent-style-name="Standard" style:list-style-name="LFO3" style:family="paragraph">
      <style:text-properties style:font-name="Courier New" fo:color="#000000" fo:font-size="11pt" style:font-size-asian="11pt" style:font-size-complex="11pt"/>
    </style:style>
    <style:style style:name="P337" style:parent-style-name="Standard" style:list-style-name="LFO3" style:family="paragraph">
      <style:text-properties style:font-name="Courier New" fo:color="#000000" fo:font-size="11pt" style:font-size-asian="11pt" style:font-size-complex="11pt"/>
    </style:style>
    <style:style style:name="P338" style:parent-style-name="Standard" style:list-style-name="LFO3" style:family="paragraph">
      <style:text-properties style:font-name="Courier New" fo:color="#000000" fo:font-size="11pt" style:font-size-asian="11pt" style:font-size-complex="11pt"/>
    </style:style>
    <style:style style:name="P339" style:parent-style-name="Standard" style:list-style-name="LFO3" style:family="paragraph">
      <style:text-properties style:font-name="Courier New" fo:color="#000000" fo:font-size="11pt" style:font-size-asian="11pt" style:font-size-complex="11pt"/>
    </style:style>
    <style:style style:name="P340" style:parent-style-name="Standard" style:list-style-name="LFO3" style:family="paragraph">
      <style:text-properties style:font-name="Courier New" fo:color="#000000" fo:font-size="11pt" style:font-size-asian="11pt" style:font-size-complex="11pt"/>
    </style:style>
    <style:style style:name="P341" style:parent-style-name="Standard" style:list-style-name="LFO3" style:family="paragraph">
      <style:text-properties style:font-name="Courier New" fo:color="#000000" fo:font-size="11pt" style:font-size-asian="11pt" style:font-size-complex="11pt"/>
    </style:style>
    <style:style style:name="P342" style:parent-style-name="Standard" style:list-style-name="LFO3" style:family="paragraph">
      <style:text-properties style:font-name="Courier New" fo:color="#000000" fo:font-size="11pt" style:font-size-asian="11pt" style:font-size-complex="11pt"/>
    </style:style>
    <style:style style:name="P343" style:parent-style-name="Standard" style:list-style-name="LFO3" style:family="paragraph">
      <style:text-properties style:font-name="Courier New" fo:color="#000000" fo:font-size="11pt" style:font-size-asian="11pt" style:font-size-complex="11pt"/>
    </style:style>
    <style:style style:name="P344" style:parent-style-name="Standard" style:list-style-name="LFO3" style:family="paragraph">
      <style:text-properties style:font-name="Courier New" fo:color="#000000" fo:font-size="11pt" style:font-size-asian="11pt" style:font-size-complex="11pt"/>
    </style:style>
    <style:style style:name="P345" style:parent-style-name="Standard" style:list-style-name="LFO3" style:family="paragraph">
      <style:text-properties style:font-name="Courier New" fo:color="#000000" fo:font-size="11pt" style:font-size-asian="11pt" style:font-size-complex="11pt"/>
    </style:style>
    <style:style style:name="P346" style:parent-style-name="Standard" style:list-style-name="LFO3" style:family="paragraph">
      <style:text-properties style:font-name="Courier New" fo:color="#000000" fo:font-size="11pt" style:font-size-asian="11pt" style:font-size-complex="11pt"/>
    </style:style>
    <style:style style:name="P347" style:parent-style-name="Standard" style:list-style-name="LFO3" style:family="paragraph">
      <style:text-properties style:font-name="Courier New" fo:color="#000000" fo:font-size="11pt" style:font-size-asian="11pt" style:font-size-complex="11pt"/>
    </style:style>
    <style:style style:name="P348" style:parent-style-name="Standard" style:list-style-name="LFO3" style:family="paragraph">
      <style:text-properties style:font-name="Courier New" fo:color="#000000" fo:font-size="11pt" style:font-size-asian="11pt" style:font-size-complex="11pt"/>
    </style:style>
    <style:style style:name="P349" style:parent-style-name="Standard" style:list-style-name="LFO3" style:family="paragraph">
      <style:text-properties style:font-name="Courier New" fo:color="#000000" fo:font-size="11pt" style:font-size-asian="11pt" style:font-size-complex="11pt"/>
    </style:style>
    <style:style style:name="P350" style:parent-style-name="Standard" style:list-style-name="LFO3" style:family="paragraph">
      <style:text-properties style:font-name="Courier New" fo:color="#000000" fo:font-size="11pt" style:font-size-asian="11pt" style:font-size-complex="11pt"/>
    </style:style>
    <style:style style:name="P351" style:parent-style-name="Standard" style:list-style-name="LFO3" style:family="paragraph">
      <style:text-properties style:font-name="Courier New" fo:color="#000000" fo:font-size="11pt" style:font-size-asian="11pt" style:font-size-complex="11pt"/>
    </style:style>
    <style:style style:name="P352" style:parent-style-name="Standard" style:list-style-name="LFO3" style:family="paragraph">
      <style:text-properties style:font-name="Courier New" fo:color="#000000" fo:font-size="11pt" style:font-size-asian="11pt" style:font-size-complex="11pt"/>
    </style:style>
    <style:style style:name="P353" style:parent-style-name="Standard" style:list-style-name="LFO3" style:family="paragraph">
      <style:text-properties style:font-name="Courier New" fo:color="#000000" fo:font-size="11pt" style:font-size-asian="11pt" style:font-size-complex="11pt"/>
    </style:style>
    <style:style style:name="P354" style:parent-style-name="Standard" style:family="paragraph">
      <style:text-properties style:font-name="Courier New" fo:color="#000000" fo:font-size="11pt" style:font-size-asian="11pt" style:font-size-complex="11pt"/>
    </style:style>
    <style:style style:name="P355" style:parent-style-name="Standard" style:family="paragraph">
      <style:text-properties style:font-name="Courier New" fo:color="#000000" fo:font-size="11pt" style:font-size-asian="11pt" style:font-size-complex="11pt"/>
    </style:style>
    <style:style style:name="P356" style:parent-style-name="Standard" style:family="paragraph">
      <style:text-properties style:font-name="Calibri" fo:color="#000000" fo:font-size="11pt" style:font-size-asian="11pt" style:font-size-complex="11pt"/>
    </style:style>
    <style:style style:name="P357" style:parent-style-name="Standard" style:family="paragraph">
      <style:text-properties style:font-name="Calibri" fo:color="#000000" fo:font-size="11pt" style:font-size-asian="11pt" style:font-size-complex="11pt" fo:background-color="#FFFF00"/>
    </style:style>
    <style:style style:name="P358" style:parent-style-name="Standard" style:family="paragraph">
      <style:text-properties style:font-name="Calibri" fo:color="#000000" fo:font-size="11pt" style:font-size-asian="11pt" style:font-size-complex="11pt"/>
    </style:style>
    <style:style style:name="P359" style:parent-style-name="Standard" style:family="paragraph">
      <style:text-properties style:font-name="Calibri" fo:color="#000000" fo:font-size="11pt" style:font-size-asian="11pt" style:font-size-complex="11pt"/>
    </style:style>
    <style:style style:name="P360" style:parent-style-name="Standard" style:family="paragraph">
      <style:text-properties style:font-name="Calibri" fo:color="#000000" fo:font-size="11pt" style:font-size-asian="11pt" style:font-size-complex="11pt" fo:background-color="#FFFF00"/>
    </style:style>
    <style:style style:name="P361" style:parent-style-name="Standard" style:family="paragraph">
      <style:text-properties style:font-name="Calibri" fo:color="#000000" fo:font-size="11pt" style:font-size-asian="11pt" style:font-size-complex="11pt"/>
    </style:style>
    <style:style style:name="P362" style:parent-style-name="Standard" style:family="paragraph">
      <style:text-properties style:font-name="Calibri" fo:color="#000000" fo:font-size="11pt" style:font-size-asian="11pt" style:font-size-complex="11pt"/>
    </style:style>
    <style:style style:name="P363" style:parent-style-name="Standard" style:family="paragraph">
      <style:text-properties style:font-name="Calibri" fo:color="#000000" fo:font-size="11pt" style:font-size-asian="11pt" style:font-size-complex="11pt" fo:background-color="#FFFF00"/>
    </style:style>
    <style:style style:name="P364" style:parent-style-name="Standard" style:family="paragraph">
      <style:text-properties style:font-name="Calibri" fo:color="#000000" fo:font-size="11pt" style:font-size-asian="11pt" style:font-size-complex="11pt"/>
    </style:style>
    <style:style style:name="T365" style:parent-style-name="DefaultParagraphFont" style:family="text">
      <style:text-properties style:font-name="Calibri" fo:color="#000000" fo:font-size="11pt" style:font-size-asian="11pt" style:font-size-complex="11pt"/>
    </style:style>
    <style:style style:name="T366" style:parent-style-name="DefaultParagraphFont" style:family="text">
      <style:text-properties style:font-name="Courier New" fo:color="#000000" fo:font-size="11pt" style:font-size-asian="11pt" style:font-size-complex="11pt"/>
    </style:style>
    <style:style style:name="T367" style:parent-style-name="DefaultParagraphFont" style:family="text">
      <style:text-properties style:font-name="Calibri" fo:color="#000000" fo:font-size="11pt" style:font-size-asian="11pt" style:font-size-complex="11pt"/>
    </style:style>
    <style:style style:name="P368" style:parent-style-name="Standard" style:family="paragraph">
      <style:text-properties style:font-name="Calibri" fo:color="#000000" fo:font-size="11pt" style:font-size-asian="11pt" style:font-size-complex="11pt" fo:background-color="#FFFF00"/>
    </style:style>
    <style:style style:name="P369" style:parent-style-name="Standard" style:family="paragraph">
      <style:text-properties style:font-name="Calibri" fo:color="#000000" fo:font-size="11pt" style:font-size-asian="11pt" style:font-size-complex="11pt"/>
    </style:style>
    <style:style style:name="T370" style:parent-style-name="DefaultParagraphFont" style:family="text">
      <style:text-properties style:font-name="Calibri" fo:color="#000000" fo:font-size="11pt" style:font-size-asian="11pt" style:font-size-complex="11pt"/>
    </style:style>
    <style:style style:name="T371" style:parent-style-name="DefaultParagraphFont" style:family="text">
      <style:text-properties style:font-name="Courier New" fo:color="#000000" fo:font-size="11pt" style:font-size-asian="11pt" style:font-size-complex="11pt"/>
    </style:style>
    <style:style style:name="T372" style:parent-style-name="DefaultParagraphFont" style:family="text">
      <style:text-properties style:font-name="Calibri" fo:color="#000000" fo:font-size="11pt" style:font-size-asian="11pt" style:font-size-complex="11pt"/>
    </style:style>
    <style:style style:name="P373" style:parent-style-name="Standard" style:family="paragraph">
      <style:text-properties style:font-name="Calibri" fo:color="#000000" fo:font-size="11pt" style:font-size-asian="11pt" style:font-size-complex="11pt" fo:background-color="#FFFF00"/>
    </style:style>
    <style:style style:name="P374" style:parent-style-name="Standard" style:family="paragraph">
      <style:text-properties style:font-name="Courier New" fo:color="#000000" fo:font-size="11pt" style:font-size-asian="11pt" style:font-size-complex="11pt"/>
    </style:style>
    <style:style style:name="T375" style:parent-style-name="DefaultParagraphFont" style:family="text">
      <style:text-properties style:font-name="Calibri" fo:color="#000000" fo:font-size="11pt" style:font-size-asian="11pt" style:font-size-complex="11pt"/>
    </style:style>
    <style:style style:name="T376" style:parent-style-name="DefaultParagraphFont" style:family="text">
      <style:text-properties style:font-name="Courier New" fo:color="#000000" fo:font-size="11pt" style:font-size-asian="11pt" style:font-size-complex="11pt"/>
    </style:style>
    <style:style style:name="T377" style:parent-style-name="DefaultParagraphFont" style:family="text">
      <style:text-properties style:font-name="Calibri" fo:color="#000000" fo:font-size="11pt" style:font-size-asian="11pt" style:font-size-complex="11pt"/>
    </style:style>
    <style:style style:name="T378" style:parent-style-name="DefaultParagraphFont" style:family="text">
      <style:text-properties style:font-name="Courier New" fo:color="#000000" fo:font-size="11pt" style:font-size-asian="11pt" style:font-size-complex="11pt"/>
    </style:style>
    <style:style style:name="T379" style:parent-style-name="DefaultParagraphFont" style:family="text">
      <style:text-properties style:font-name="Calibri" fo:color="#000000" fo:font-size="11pt" style:font-size-asian="11pt" style:font-size-complex="11pt"/>
    </style:style>
    <style:style style:name="T380" style:parent-style-name="DefaultParagraphFont" style:family="text">
      <style:text-properties style:font-name="Courier New" fo:color="#000000" fo:font-size="11pt" style:font-size-asian="11pt" style:font-size-complex="11pt"/>
    </style:style>
    <style:style style:name="T381" style:parent-style-name="DefaultParagraphFont" style:family="text">
      <style:text-properties style:font-name="Calibri" fo:color="#000000" fo:font-size="11pt" style:font-size-asian="11pt" style:font-size-complex="11pt"/>
    </style:style>
    <style:style style:name="T382" style:parent-style-name="DefaultParagraphFont" style:family="text">
      <style:text-properties style:font-name="Courier New" fo:color="#000000" fo:font-size="11pt" style:font-size-asian="11pt" style:font-size-complex="11pt"/>
    </style:style>
    <style:style style:name="T383" style:parent-style-name="DefaultParagraphFont" style:family="text">
      <style:text-properties style:font-name="Calibri" fo:color="#000000" fo:font-size="11pt" style:font-size-asian="11pt" style:font-size-complex="11pt"/>
    </style:style>
    <style:style style:name="P384" style:parent-style-name="Standard" style:family="paragraph">
      <style:text-properties style:font-name="Calibri" fo:color="#000000" fo:font-size="11pt" style:font-size-asian="11pt" style:font-size-complex="11pt" fo:background-color="#FFFF00"/>
    </style:style>
    <style:style style:name="P385" style:parent-style-name="Standard" style:family="paragraph">
      <style:text-properties style:font-name="Calibri" fo:color="#000000" fo:font-size="11pt" style:font-size-asian="11pt" style:font-size-complex="11pt" fo:background-color="#FFFF00"/>
    </style:style>
    <style:style style:name="T386" style:parent-style-name="DefaultParagraphFont" style:family="text">
      <style:text-properties style:font-name="Calibri" fo:font-weight="bold" style:font-weight-asian="bold" style:font-weight-complex="bold" fo:color="#000000" fo:font-size="11pt" style:font-size-asian="11pt" style:font-size-complex="11pt"/>
    </style:style>
    <style:style style:name="T387" style:parent-style-name="DefaultParagraphFont" style:family="text">
      <style:text-properties style:font-name="Calibri" fo:color="#000000" fo:font-size="11pt" style:font-size-asian="11pt" style:font-size-complex="11pt"/>
    </style:style>
    <style:style style:name="P388" style:parent-style-name="Standard" style:family="paragraph">
      <style:text-properties style:font-name="Calibri" fo:color="#000000" fo:font-size="11pt" style:font-size-asian="11pt" style:font-size-complex="11pt"/>
    </style:style>
    <style:style style:name="T389" style:parent-style-name="DefaultParagraphFont" style:family="text">
      <style:text-properties style:font-name="Calibri" fo:font-weight="bold" style:font-weight-asian="bold" style:font-weight-complex="bold" fo:color="#000000" fo:font-size="11pt" style:font-size-asian="11pt" style:font-size-complex="11pt"/>
    </style:style>
    <style:style style:name="T390" style:parent-style-name="DefaultParagraphFont" style:family="text">
      <style:text-properties style:font-name="Calibri" fo:color="#000000" fo:font-size="11pt" style:font-size-asian="11pt" style:font-size-complex="11pt"/>
    </style:style>
  </office:automatic-styles>
  <office:body>
    <office:text text:use-soft-page-breaks="true">
      <text:p text:style-name="P1"><text:span text:style-name="T2">CS 334: Operating Systems</text:span></text:p>
      <text:p text:style-name="P3">Lab 4: Multi-Processing Part 2: Plumbing</text:p>
      <text:p text:style-name="P4"><text:span text:style-name="T5">Spring 2024. (100 pts possible)</text:span></text:p>
      <text:p text:style-name="P6"><text:span text:style-name="T7">Due Date: WE February 14</text:span><text:span text:style-name="T8">th</text:span><text:span text:style-name="T9"><text:s/>2024 NLT midnight</text:span></text:p>
      <text:p text:style-name="P10">Name :<text:s/>Penny Silliman</text:p>
      <text:p text:style-name="P11"/>
      <text:p text:style-name="P12">Introduction:</text:p>
      <text:p text:style-name="Standard"><text:span text:style-name="T13">This is an individual exercise, so everyone will turn in their own write-up, but I would like you to collaborate in a group so your learning progress is faster and more complete.</text:span></text:p>
      <text:p text:style-name="P14"/>
      <text:p text:style-name="Standard"><text:span text:style-name="T15">Educational objectives (student will be able to):</text:span></text:p>
      <text:p text:style-name="Standard"><text:span text:style-name="T16">* how to point and re-point process’s I/O file-descriptors</text:span></text:p>
      <text:p text:style-name="P17">* use pipes to exchange information between two processes</text:p>
      <text:p text:style-name="P18"/>
      <text:p text:style-name="P19">Readings:</text:p>
      <text:p text:style-name="Standard"><text:span text:style-name="T20">* suggested reading: Selected sections from TB: CH2 and CH10 (see syllabus)</text:span></text:p>
      <text:p text:style-name="Standard"><text:span text:style-name="T21">* Useful man pages: pipe, dup, dup2</text:span></text:p>
      <text:p text:style-name="P22"/>
      <text:p text:style-name="P23">Materials (one of each per group):</text:p>
      <text:p text:style-name="P24">* Access to UP’s Linux VDI or a Debian flavor Linux system</text:p>
      <text:p text:style-name="P25"/>
      <text:p text:style-name="P26">Part 1 (20 pts): Is dup a deep copy?</text:p>
      <text:p text:style-name="Standard"><text:span text:style-name="T27">In the class we worked on an example of duplicating a file descriptor (FD) using<text:s/></text:span><text:span text:style-name="T28">dup</text:span><text:span text:style-name="T29"><text:s/>system call. Making a FD copy is a multi-step process: 1: the kernel’s u_block gets incremented, 2: local variable is created and 3. the new FD is instantiated with a value of the original FD value that it copied over. The following code will answer the following question: Are these two FDs independent of each other (having their own struct instances in memory), or are these FDs really just two different names for the same memory storage address?</text:span></text:p>
      <text:p text:style-name="P30"/>
      <text:list text:style-name="LFO1" text:continue-numbering="true">
        <text:list-item>
          <text:p text:style-name="P31">#include &lt;stdlib.h&gt;</text:p>
        </text:list-item>
        <text:list-item>
          <text:p text:style-name="P32">#include &lt;stdio.h&gt;</text:p>
        </text:list-item>
        <text:list-item>
          <text:p text:style-name="P33">#include &lt;unistd.h&gt;</text:p>
        </text:list-item>
        <text:list-item>
          <text:p text:style-name="P34">#include &lt;sys/types.h&gt;</text:p>
        </text:list-item>
        <text:list-item>
          <text:p text:style-name="P35">#include &lt;sys/stat.h&gt;</text:p>
        </text:list-item>
        <text:list-item>
          <text:p text:style-name="P36">#include &lt;fcntl.h&gt;</text:p>
        </text:list-item>
        <text:list-item>
          <text:p text:style-name="P37"/>
        </text:list-item>
        <text:list-item>
          <text:p text:style-name="P38">#define BUFFER_SIZE 14</text:p>
        </text:list-item>
        <text:list-item>
          <text:p text:style-name="P39"/>
        </text:list-item>
        <text:list-item>
          <text:p text:style-name="P40">int main(int argc, char* argv []) {</text:p>
        </text:list-item>
        <text:list-item>
          <text:p text:style-name="P41"><text:s text:c="2"/>printf("in main\n"); <text:s text:c="15"/></text:p>
        </text:list-item>
        <text:list-item>
          <text:p text:style-name="P42"><text:s text:c="2"/>int fd; <text:s text:c="28"/></text:p>
        </text:list-item>
        <text:list-item>
          <text:p text:style-name="P43"><text:s text:c="2"/>char buffer[BUFFER_SIZE];</text:p>
        </text:list-item>
        <text:list-item>
          <text:p text:style-name="P44"/>
        </text:list-item>
        <text:list-item>
          <text:p text:style-name="P45"><text:s text:c="2"/>if ((fd = open(argv[1], O_RDONLY)) == -1){</text:p>
        </text:list-item>
        <text:list-item>
          <text:p text:style-name="P46"><text:s text:c="4"/>perror("open");</text:p>
        </text:list-item>
        <text:list-item>
          <text:p text:style-name="P47"><text:s text:c="4"/>exit (EXIT_FAILURE);</text:p>
        </text:list-item>
        <text:list-item>
          <text:p text:style-name="P48"><text:s text:c="2"/>}</text:p>
        </text:list-item>
        <text:list-item>
          <text:p text:style-name="P49"><text:s text:c="2"/>int rc_read = read(fd, buffer, BUFFER_SIZE);</text:p>
        </text:list-item>
        <text:list-item>
          <text:p text:style-name="P50"><text:s text:c="2"/>printf("From fd read:\n%.*s\n", rc_read, buffer);</text:p>
        </text:list-item>
        <text:list-item>
          <text:p text:style-name="P51"><text:s/>/**********************************************</text:p>
        </text:list-item>
        <text:list-item>
          <text:p text:style-name="P52"><text:s/>* insert your code here</text:p>
        </text:list-item>
        <text:list-item>
          <text:p text:style-name="P53">**************************************************/</text:p>
        </text:list-item>
        <text:list-item>
          <text:p text:style-name="P54">}</text:p>
        </text:list-item>
      </text:list>
      <text:p text:style-name="P55"/>
      <text:p text:style-name="Standard"><text:span text:style-name="T56">a. The above code opens a file using<text:s/></text:span><text:span text:style-name="T57">open</text:span><text:span text:style-name="T58"><text:s/>which is pointed to by a file descriptor<text:s/></text:span><text:span text:style-name="T59">fd</text:span><text:span text:style-name="T60">. Line 19 reads the first 13 bytes from the file into a buffer which advances the FD by 13 bytes.</text:span></text:p>
      <text:p text:style-name="Standard"><text:span text:style-name="T61">Compile the above code with “</text:span><text:span text:style-name="T62">gcc <text:s/>-o Lab4Part1 Lab4Part1.c</text:span><text:span text:style-name="T63">” and run the code as “</text:span><text:span text:style-name="T64">./Lab4Part1 scores.txt</text:span><text:span text:style-name="T65">”. Copy and paste your program’s output.</text:span></text:p>
      <text:p text:style-name="P66">Answer:</text:p>
      <text:p text:style-name="P67">in main</text:p>
      <text:p text:style-name="P68">From fd read:</text:p>
      <text:p text:style-name="P69"><text:span text:style-name="T70">kermit <text:s text:c="3"/>2.1</text:span><text:span text:style-name="T71"><text:line-break/></text:span></text:p>
      <text:p text:style-name="Standard"><text:span text:style-name="T72">b. A simple question: how many characters/bytes are there on each line of scores.txt file? Why does the code above read 14 bytes which is not the same as the number of characters on each line of the file?</text:span><text:span text:style-name="T73"><text:line-break/></text:span><text:span text:style-name="T74">Answer:</text:span><text:span text:style-name="T75"><text:s/>13 character because it also includes newline as the 14</text:span><text:span text:style-name="T76">th</text:span><text:span text:style-name="T77"><text:s/>byte.</text:span><text:span text:style-name="T78"><text:line-break/></text:span></text:p>
      <text:p text:style-name="Standard"><text:span text:style-name="T79">c. Now, test if the<text:s/></text:span><text:span text:style-name="T80">dup</text:span><text:span text:style-name="T81"><text:s/>system call is a deep copy by writing a super short snippet of code and insert it at line 20.</text:span></text:p>
      <text:p text:style-name="P82">– create a new FD called fd_backup</text:p>
      <text:p text:style-name="P83">– save a copy of the file descriptor fd in the fd_backup.</text:p>
      <text:p text:style-name="P84">– read and print BUFER_SIZE number of bytes from the fd_backup.</text:p>
      <text:p text:style-name="P85">Copy your code you code up AND the output of the program after you recompiled and reran the code.</text:p>
      <text:p text:style-name="Standard"><text:span text:style-name="T86">Answer</text:span><text:span text:style-name="T87">:</text:span><text:s/></text:p>
      <text:p text:style-name="P88">In main</text:p>
      <text:p text:style-name="P89">From fd read:</text:p>
      <text:p text:style-name="P90">kermit <text:s text:c="3"/>2.1</text:p>
      <text:p text:style-name="P91"/>
      <text:p text:style-name="P92">From fd_backup read:</text:p>
      <text:p text:style-name="P93"><text:span text:style-name="T94">daisy <text:s text:c="4"/>3.8</text:span></text:p>
      <text:p text:style-name="P95"/>
      <text:p text:style-name="P96">d. Finally, add the following two lines (reading from the original file descriptor), after your code snippet you wrote. Remember that the read instruction advances the file descriptor pointer by the number of bytes the API asked for to be read.</text:p>
      <text:p text:style-name="P97">“ rc_read = read(fd, buffer, BUFFER_SIZE);</text:p>
      <text:p text:style-name="P98"><text:s text:c="2"/>printf("From fd read:\n%*s\n", rc_read, buffer);”</text:p>
      <text:p text:style-name="P99">Where do you expect the original file descriptor to read from? Was your prediction correct? (compile and run code)</text:p>
      <text:p text:style-name="Standard"><text:span text:style-name="T100">Answer</text:span><text:span text:style-name="T101">:</text:span></text:p>
      <text:p text:style-name="P102">in main</text:p>
      <text:p text:style-name="P103">From fd read:</text:p>
      <text:p text:style-name="P104">kermit <text:s text:c="3"/>2.1</text:p>
      <text:p text:style-name="P105"/>
      <text:p text:style-name="P106">From fd_backup read:</text:p>
      <text:p text:style-name="P107">daisy <text:s text:c="4"/>3.8</text:p>
      <text:p text:style-name="P108"/>
      <text:p text:style-name="P109">From fd read:</text:p>
      <text:p text:style-name="P110"><text:span text:style-name="T111">grover <text:s text:c="3"/>0.7</text:span></text:p>
      <text:p text:style-name="P112"/>
      <text:p text:style-name="P113">e. To summarize your findings: How are the fd and fd_backup independent in terms of the datastructures? (Hint: as fd and fd_backup are pointers, do they point to different memory locations/ point to different structs?)</text:p>
      <text:p text:style-name="Standard"><text:span text:style-name="T114">Answer</text:span><text:span text:style-name="T115">:</text:span><text:s/><text:span text:style-name="T116">fd’s (</text:span><text:span text:style-name="T117">file descriptors</text:span><text:span text:style-name="T118">)</text:span><text:span text:style-name="T119"><text:s/>are independent entities. Even if they refer to the same open file description, they manage their own state separately.</text:span></text:p>
      <text:p text:style-name="P120"/>
      <text:p text:style-name="P121">f. If you would want to have the same process reading from two different file offsets, without always jumping the file descriptor to and from two different file offsets, how would you implement this functionality? Think super simple.</text:p>
      <text:p text:style-name="Standard"><text:span text:style-name="T122">Answer</text:span><text:span text:style-name="T123">:</text:span><text:span text:style-name="T124"><text:s/></text:span><text:span text:style-name="T125">You would define a fd1 offset and a separate fd2 offset allowing each fd to have its own offset.</text:span></text:p>
      <text:p text:style-name="P126"/>
      <text:p text:style-name="P127">Part 2. Pipes between two processes.</text:p>
      <text:p text:style-name="Standard"><text:span text:style-name="T128">Below is similar code to Lab3Part4 where a parent had two children attached to it and was waking the children to read from a file and write to the<text:s/></text:span><text:span text:style-name="T129">stdout</text:span><text:span text:style-name="T130">. Your task is to use the same code base, but the parent will send the message<text:s/></text:span><text:span text:style-name="T131">msg_ch1</text:span><text:span text:style-name="T132"><text:s/>to the first child and the second message<text:s/></text:span><text:span text:style-name="T133">msg_ch2</text:span><text:span text:style-name="T134"><text:s/>to the second child. To do this, create two pipes, where the first<text:s/></text:span><text:span text:style-name="T135">pipe_fd1</text:span><text:span text:style-name="T136"><text:s/>will be used to send message<text:s/></text:span><text:span text:style-name="T137">msg_ch1</text:span><text:span text:style-name="T138"><text:s/>from the parent to the first child and similarly the parent process will send the message</text:span><text:span text:style-name="T139"><text:s/>msg_ch2</text:span><text:span text:style-name="T140"><text:s/>using<text:s/></text:span><text:span text:style-name="T141">pipe_fd2</text:span><text:span text:style-name="T142"><text:s/>to the second child.</text:span></text:p>
      <text:p text:style-name="P143"/>
      <text:list text:style-name="LFO2" text:continue-numbering="true">
        <text:list-item>
          <text:p text:style-name="P144">#include &lt;stdio.h&gt;</text:p>
        </text:list-item>
        <text:list-item>
          <text:p text:style-name="P145">#include &lt;string.h&gt;</text:p>
        </text:list-item>
        <text:list-item>
          <text:p text:style-name="P146">#include &lt;stdio.h&gt;</text:p>
        </text:list-item>
        <text:list-item>
          <text:p text:style-name="P147">#include &lt;stdlib.h&gt;</text:p>
        </text:list-item>
        <text:list-item>
          <text:p text:style-name="P148">#include &lt;unistd.h&gt;</text:p>
        </text:list-item>
        <text:list-item>
          <text:p text:style-name="P149">#include &lt;fcntl.h&gt;</text:p>
        </text:list-item>
        <text:list-item>
          <text:p text:style-name="P150">#include &lt;sys/wait.h&gt;</text:p>
        </text:list-item>
        <text:list-item>
          <text:p text:style-name="P151"/>
        </text:list-item>
        <text:list-item>
          <text:p text:style-name="P152">#define BUFF_SIZE 128</text:p>
        </text:list-item>
        <text:list-item>
          <text:p text:style-name="P153"/>
        </text:list-item>
        <text:list-item>
          <text:p text:style-name="P154">int main(void) {</text:p>
        </text:list-item>
        <text:list-item>
          <text:p text:style-name="P155"/>
        </text:list-item>
        <text:list-item>
          <text:p text:style-name="P156"><text:s text:c="2"/>pid_t pid1, pid2;</text:p>
        </text:list-item>
        <text:list-item>
          <text:p text:style-name="P157"><text:s text:c="2"/>int pipe_fd1 [2];</text:p>
        </text:list-item>
        <text:list-item>
          <text:p text:style-name="P158"><text:s text:c="2"/>int pipe_fd2 [2];</text:p>
        </text:list-item>
        <text:list-item>
          <text:p text:style-name="P159"/>
        </text:list-item>
        <text:list-item>
          <text:p text:style-name="P160"><text:s text:c="2"/>printf("Before\n");</text:p>
        </text:list-item>
        <text:list-item>
          <text:p text:style-name="P161"><text:s text:c="2"/>/*</text:p>
        </text:list-item>
        <text:list-item>
          <text:p text:style-name="P162"><text:s text:c="3"/>* pipe setup goes here</text:p>
        </text:list-item>
        <text:list-item>
          <text:p text:style-name="P163"><text:s text:c="3"/>*/</text:p>
        </text:list-item>
        <text:list-item>
          <text:p text:style-name="P164"><text:s text:c="2"/>if ((pid1 = fork()) &lt; 0) // could not fork</text:p>
        </text:list-item>
        <text:list-item>
          <text:p text:style-name="P165"><text:s text:c="4"/>perror("FORK ERROR");</text:p>
        </text:list-item>
        <text:list-item>
          <text:p text:style-name="P166"><text:s text:c="2"/></text:p>
        </text:list-item>
        <text:list-item>
          <text:p text:style-name="P167"><text:span text:style-name="T168"><text:s text:c="7"/>if (pid1 != 0) { <text:s text:c="3"/>// child</text:span></text:p>
        </text:list-item>
        <text:list-item>
          <text:p text:style-name="P169"><text:s text:c="4"/>char buff[BUFF_SIZE];</text:p>
        </text:list-item>
        <text:list-item>
          <text:p text:style-name="P170"><text:s text:c="4"/>printf("CH1: %d\n",getpid());</text:p>
        </text:list-item>
        <text:list-item>
          <text:p text:style-name="P171"><text:s text:c="4"/>/************************************************</text:p>
        </text:list-item>
        <text:list-item>
          <text:p text:style-name="P172"><text:s text:c="4"/>* close child's unused FDs</text:p>
        </text:list-item>
        <text:list-item>
          <text:p text:style-name="P173"><text:s text:c="4"/>* logic for receiving/reading and printing a message</text:p>
        </text:list-item>
        <text:list-item>
          <text:p text:style-name="P174"><text:s text:c="4"/>* from parent</text:p>
        </text:list-item>
        <text:list-item>
          <text:p text:style-name="P175"><text:s text:c="4"/>************************************************/</text:p>
        </text:list-item>
        <text:list-item>
          <text:p text:style-name="P176"><text:s text:c="4"/>exit(EXIT_SUCCESS);</text:p>
        </text:list-item>
        <text:list-item>
          <text:p text:style-name="P177"><text:s text:c="2"/>}else{</text:p>
        </text:list-item>
        <text:list-item>
          <text:p text:style-name="P178"><text:s text:c="6"/>pid2 = fork();</text:p>
        </text:list-item>
        <text:list-item>
          <text:p text:style-name="P179"><text:s text:c="6"/>if (pid2 != 0) { <text:s text:c="3"/>// child2</text:p>
        </text:list-item>
        <text:list-item>
          <text:p text:style-name="P180"><text:s text:c="8"/>char buff[BUFF_SIZE];</text:p>
        </text:list-item>
        <text:list-item>
          <text:p text:style-name="P181"><text:s text:c="8"/>printf("CH1: %d\n",getpid());</text:p>
        </text:list-item>
        <text:list-item>
          <text:p text:style-name="P182"><text:s text:c="8"/>/************************************************</text:p>
        </text:list-item>
        <text:list-item>
          <text:p text:style-name="P183"><text:s text:c="8"/>* close child's unused FDs</text:p>
        </text:list-item>
        <text:list-item>
          <text:p text:style-name="P184"><text:s text:c="8"/>* logic for receiving/reading and printing</text:p>
        </text:list-item>
        <text:list-item>
          <text:p text:style-name="P185"><text:s text:c="8"/>* a message from parent</text:p>
        </text:list-item>
        <text:list-item>
          <text:p text:style-name="P186"><text:s text:c="8"/>************************************************/</text:p>
        </text:list-item>
        <text:list-item>
          <text:p text:style-name="P187"><text:s text:c="7"/>exit(EXIT_SUCCESS);</text:p>
        </text:list-item>
        <text:list-item>
          <text:p text:style-name="P188"><text:s text:c="4"/>}else{ <text:s text:c="13"/>//parent</text:p>
        </text:list-item>
        <text:list-item>
          <text:p text:style-name="P189"><text:s text:c="6"/>printf("P:%d ch1:%d ch2:%d\n", getpid(), pid1, pid2);</text:p>
        </text:list-item>
        <text:list-item>
          <text:p text:style-name="P190"><text:s text:c="6"/>char msg_ch1[] = "CS 334";</text:p>
        </text:list-item>
        <text:list-item>
          <text:p text:style-name="P191"><text:s text:c="6"/>char msg_ch2[] = "I love it";</text:p>
        </text:list-item>
        <text:list-item>
          <text:p text:style-name="P192"><text:s text:c="6"/>/************************************************</text:p>
        </text:list-item>
        <text:list-item>
          <text:p text:style-name="P193"><text:s text:c="8"/>* close parent's unused FDs</text:p>
        </text:list-item>
        <text:list-item>
          <text:p text:style-name="P194"><text:s text:c="8"/>* logic for using pipe 1 to write a msg_ch1</text:p>
        </text:list-item>
        <text:list-item>
          <text:p text:style-name="P195"><text:s text:c="8"/>* to child process 1</text:p>
        </text:list-item>
        <text:list-item>
          <text:p text:style-name="P196"><text:s text:c="8"/>* logic for using pipe 2 to write a msg_ch2</text:p>
        </text:list-item>
        <text:list-item>
          <text:p text:style-name="P197"><text:s text:c="8"/>* to child process 2</text:p>
        </text:list-item>
        <text:list-item>
          <text:p text:style-name="P198"><text:s text:c="8"/>* wait for children and exit</text:p>
        </text:list-item>
        <text:list-item>
          <text:p text:style-name="P199"><text:s text:c="6"/>*************************************************/</text:p>
        </text:list-item>
        <text:list-item>
          <text:p text:style-name="P200"><text:s text:c="6"/>}</text:p>
        </text:list-item>
        <text:list-item>
          <text:p text:style-name="P201"><text:s text:c="4"/>}</text:p>
        </text:list-item>
        <text:list-item>
          <text:p text:style-name="P202"><text:s text:c="2"/>}</text:p>
        </text:list-item>
        <text:list-item>
          <text:p text:style-name="P203"><text:s text:c="2"/>return EXIT_SUCCESS;</text:p>
        </text:list-item>
        <text:list-item>
          <text:p text:style-name="P204">}</text:p>
        </text:list-item>
      </text:list>
      <text:p text:style-name="P205"/>
      <text:p text:style-name="P206">a. Copy and paste your code here:</text:p>
      <text:p text:style-name="P207">Answer:</text:p>
      <text:p text:style-name="P208">Lines 18-20:</text:p>
      <text:p text:style-name="P209"><text:span text:style-name="T210">// Creating pipes</text:span></text:p>
      <text:p text:style-name="P211">if (pipe(pipe_fd1) == -1 || pipe(pipe_fd2) == -1) {</text:p>
      <text:p text:style-name="P212"><text:s text:c="4"/>perror("Pipe error");</text:p>
      <text:p text:style-name="P213"><text:s text:c="4"/>exit(EXIT_FAILURE);</text:p>
      <text:p text:style-name="P214"><text:span text:style-name="T215">}</text:span></text:p>
      <text:p text:style-name="P216">Lines 27-30:</text:p>
      <text:p text:style-name="Standard"><text:span text:style-name="T217"><text:tab/></text:span><text:span text:style-name="T218">// Close child's unused file descriptors</text:span></text:p>
      <text:p text:style-name="P219">close(pipe_fd1[1]);</text:p>
      <text:p text:style-name="P220">close(pipe_fd2[0]);</text:p>
      <text:p text:style-name="P221">close(pipe_fd2[1]);</text:p>
      <text:p text:style-name="P222"/>
      <text:p text:style-name="P223">// Read message from parent</text:p>
      <text:p text:style-name="P224">read(pipe_fd1[0], buff, BUFF_SIZE);</text:p>
      <text:p text:style-name="P225">printf("Child 1 received: %s\n", buff);</text:p>
      <text:p text:style-name="P226"/>
      <text:p text:style-name="P227">// Close child's used file descriptor</text:p>
      <text:p text:style-name="P228"><text:span text:style-name="T229">close(pipe_fd1[0]);</text:span></text:p>
      <text:p text:style-name="P230">Lines 38-41:</text:p>
      <text:p text:style-name="Standard"><text:span text:style-name="T231"><text:tab/></text:span><text:span text:style-name="T232">// Close child's unused file descriptors</text:span></text:p>
      <text:p text:style-name="P233">close(pipe_fd1[0]);</text:p>
      <text:p text:style-name="P234">close(pipe_fd1[1]);</text:p>
      <text:p text:style-name="P235">close(pipe_fd2[1]);</text:p>
      <text:p text:style-name="P236"/>
      <text:p text:style-name="P237">// Read message from parent</text:p>
      <text:p text:style-name="P238">read(pipe_fd2[0], buff, BUFF_SIZE);</text:p>
      <text:p text:style-name="P239">printf("Child 2 received: %s\n", buff);</text:p>
      <text:p text:style-name="P240"/>
      <text:soft-page-break/>
      <text:p text:style-name="P241">// Close child's used file descriptor</text:p>
      <text:p text:style-name="P242"><text:span text:style-name="T243">close(pipe_fd2[0]);</text:span></text:p>
      <text:p text:style-name="P244"/>
      <text:p text:style-name="P245">Lines 48-55:</text:p>
      <text:p text:style-name="Standard"><text:span text:style-name="T246"><text:tab/></text:span><text:span text:style-name="T247">// Close parent's unused file descriptors</text:span></text:p>
      <text:p text:style-name="P248">close(pipe_fd1[0]);</text:p>
      <text:p text:style-name="P249">close(pipe_fd2[0]);</text:p>
      <text:p text:style-name="P250"/>
      <text:p text:style-name="P251">// Writing messages to child processes</text:p>
      <text:p text:style-name="P252">write(pipe_fd1[1], msg_ch1, strlen(msg_ch1) + 1);</text:p>
      <text:p text:style-name="P253">write(pipe_fd2[1], msg_ch2, strlen(msg_ch2) + 1);</text:p>
      <text:p text:style-name="P254"/>
      <text:p text:style-name="P255">// Wait for children to finish</text:p>
      <text:p text:style-name="P256">wait(NULL);</text:p>
      <text:p text:style-name="P257">wait(NULL);</text:p>
      <text:p text:style-name="P258"/>
      <text:p text:style-name="P259">// Close parent's used file descriptors</text:p>
      <text:p text:style-name="P260">close(pipe_fd1[1]);</text:p>
      <text:p text:style-name="P261"><text:span text:style-name="T262">close(pipe_fd2[1]);</text:span></text:p>
      <text:p text:style-name="P263"/>
      <text:p text:style-name="P264">b. Give the printout of your code’s execution that illustrates implementation of the above described/required program logic.</text:p>
      <text:p text:style-name="P265">Answer:</text:p>
      <text:p text:style-name="P266"/>
      <text:p text:style-name="P267">c. Did you have to do any synchronization (waitpid, sleep, etc.) between parent – child to make sure that the child was ready to receive a message? Why / Why not?</text:p>
      <text:p text:style-name="P268">Answer:</text:p>
      <text:p text:style-name="P269"><text:s/></text:p>
      <text:p text:style-name="P270">Part 3. Piping I/O from one process to another process.</text:p>
      <text:p text:style-name="P271"/>
      <text:list text:style-name="LFO3" text:continue-numbering="true">
        <text:list-item>
          <text:p text:style-name="P272">#include &lt;stdio.h&gt;</text:p>
        </text:list-item>
        <text:list-item>
          <text:p text:style-name="P273">#include &lt;stdlib.h&gt;</text:p>
        </text:list-item>
        <text:list-item>
          <text:p text:style-name="P274">#include &lt;string.h&gt;</text:p>
        </text:list-item>
        <text:list-item>
          <text:p text:style-name="P275">#include &lt;unistd.h&gt;</text:p>
        </text:list-item>
        <text:list-item>
          <text:p text:style-name="P276">#include &lt;sys/types.h&gt;</text:p>
        </text:list-item>
        <text:list-item>
          <text:p text:style-name="P277">#include &lt;sys/wait.h&gt;</text:p>
        </text:list-item>
        <text:list-item>
          <text:p text:style-name="P278"/>
        </text:list-item>
        <text:list-item>
          <text:p text:style-name="P279">void close_pipe(int pipefd [2]);</text:p>
        </text:list-item>
        <text:list-item>
          <text:p text:style-name="P280"/>
        </text:list-item>
        <text:list-item>
          <text:p text:style-name="P281">int main(void) {</text:p>
        </text:list-item>
        <text:list-item>
          <text:p text:style-name="P282"/>
        </text:list-item>
        <text:list-item>
          <text:p text:style-name="P283"><text:s text:c="2"/>int pipefd[2];</text:p>
        </text:list-item>
        <text:list-item>
          <text:p text:style-name="P284"><text:s text:c="2"/>int pid;</text:p>
        </text:list-item>
        <text:list-item>
          <text:p text:style-name="P285"/>
        </text:list-item>
        <text:list-item>
          <text:p text:style-name="P286"><text:s text:c="2"/>if (pipe(pipefd) &lt; 0) { <text:s/>//__________________________________</text:p>
        </text:list-item>
        <text:list-item>
          <text:p text:style-name="P287"><text:s text:c="4"/>fprintf(stderr,"pipe failed");</text:p>
        </text:list-item>
        <text:list-item>
          <text:p text:style-name="P288"><text:s text:c="2"/>}</text:p>
        </text:list-item>
        <text:list-item>
          <text:p text:style-name="P289"><text:s text:c="2"/>if ((pid = fork()) &lt; 0) {//__________________________________</text:p>
        </text:list-item>
        <text:list-item>
          <text:p text:style-name="P290"><text:s text:c="4"/>fprintf(stderr,"fork failed");</text:p>
        </text:list-item>
        <text:list-item>
          <text:p text:style-name="P291"><text:s text:c="2"/>}</text:p>
        </text:list-item>
        <text:list-item>
          <text:p text:style-name="P292"/>
        </text:list-item>
        <text:list-item>
          <text:p text:style-name="P293"><text:s text:c="3"/>if (pid == 0) {<text:tab/><text:tab/>//__________________________________</text:p>
        </text:list-item>
        <text:list-item>
          <text:p text:style-name="P294"><text:s text:c="4"/>if (dup2(pipefd[1], STDOUT_FILENO) == -1) {</text:p>
        </text:list-item>
        <text:list-item>
          <text:p text:style-name="P295"><text:s text:c="6"/>fprintf(stderr,"dup2");</text:p>
        </text:list-item>
        <text:list-item>
          <text:p text:style-name="P296"><text:s text:c="4"/>}</text:p>
        </text:list-item>
        <text:list-item>
          <text:p text:style-name="P297"><text:s text:c="27"/>//__________________________________</text:p>
        </text:list-item>
        <text:list-item>
          <text:p text:style-name="P298"><text:s text:c="4"/>if((close(pipefd[0]) &lt; 0 ) || (close(pipefd[1]) &lt; 0 )){</text:p>
        </text:list-item>
        <text:list-item>
          <text:p text:style-name="P299"><text:s text:c="6"/>perror("close");</text:p>
        </text:list-item>
        <text:list-item>
          <text:p text:style-name="P300"><text:s text:c="6"/>exit(EXIT_FAILURE);</text:p>
        </text:list-item>
        <text:list-item>
          <text:p text:style-name="P301"><text:s text:c="4"/>}</text:p>
        </text:list-item>
        <text:list-item>
          <text:p text:style-name="P302"><text:s text:c="27"/>//__________________________________</text:p>
        </text:list-item>
        <text:list-item>
          <text:p text:style-name="P303"><text:s text:c="4"/>char** args = malloc(sizeof (char*)*3);</text:p>
        </text:list-item>
        <text:list-item>
          <text:p text:style-name="P304"><text:s text:c="4"/>args[0] = strdup("cat");</text:p>
        </text:list-item>
        <text:list-item>
          <text:p text:style-name="P305"><text:s text:c="4"/>args[1] = strdup("Lab4Part3.c");</text:p>
        </text:list-item>
        <text:list-item>
          <text:p text:style-name="P306"><text:s text:c="4"/>args[2] = NULL;</text:p>
        </text:list-item>
        <text:list-item>
          <text:p text:style-name="P307"><text:s text:c="27"/>//__________________________________</text:p>
        </text:list-item>
        <text:list-item>
          <text:p text:style-name="P308"><text:s text:c="4"/>execvp(args[0], args);</text:p>
        </text:list-item>
        <text:list-item>
          <text:p text:style-name="P309"><text:s text:c="4"/></text:p>
        </text:list-item>
        <text:list-item>
          <text:p text:style-name="P310"><text:s text:c="4"/>perror("execvp");</text:p>
        </text:list-item>
        <text:list-item>
          <text:p text:style-name="P311"><text:s text:c="27"/>//__________________________________</text:p>
        </text:list-item>
        <text:list-item>
          <text:p text:style-name="P312"><text:s text:c="4"/>for (int i = 0; i &lt; 3; ++i)</text:p>
        </text:list-item>
        <text:list-item>
          <text:p text:style-name="P313"><text:s text:c="6"/>free(args[i]);</text:p>
        </text:list-item>
        <text:list-item>
          <text:p text:style-name="P314"><text:s text:c="4"/>free(args);</text:p>
        </text:list-item>
        <text:list-item>
          <text:p text:style-name="P315"><text:s text:c="4"/>exit(EXIT_FAILURE);</text:p>
        </text:list-item>
        <text:list-item>
          <text:p text:style-name="P316"/>
        </text:list-item>
        <text:list-item>
          <text:p text:style-name="P317"><text:s text:c="4"/>}</text:p>
        </text:list-item>
        <text:list-item>
          <text:p text:style-name="P318"><text:s text:c="2"/><text:tab/><text:tab/><text:tab/><text:tab/><text:tab/>//__________________________________</text:p>
        </text:list-item>
        <text:list-item>
          <text:p text:style-name="P319"><text:s text:c="2"/>if ((pid = fork()) == -1) {</text:p>
        </text:list-item>
        <text:list-item>
          <text:p text:style-name="P320"><text:s text:c="4"/>fprintf(stderr,"fork");</text:p>
        </text:list-item>
        <text:list-item>
          <text:p text:style-name="P321"><text:s text:c="2"/>}</text:p>
        </text:list-item>
        <text:list-item>
          <text:p text:style-name="P322"><text:s text:c="2"/><text:tab/><text:tab/><text:tab/><text:tab/><text:tab/>//__________________________________</text:p>
        </text:list-item>
        <text:list-item>
          <text:p text:style-name="P323"><text:s text:c="2"/>if (pid == 0) {</text:p>
        </text:list-item>
        <text:list-item>
          <text:p text:style-name="P324"><text:s text:c="4"/>if (dup2(pipefd[0], STDIN_FILENO) == -1) {</text:p>
        </text:list-item>
        <text:list-item>
          <text:p text:style-name="P325"><text:s text:c="6"/>fprintf(stderr,"dup2");</text:p>
        </text:list-item>
        <text:list-item>
          <text:p text:style-name="P326"><text:s text:c="4"/>}</text:p>
        </text:list-item>
        <text:list-item>
          <text:p text:style-name="P327"><text:s/><text:tab/><text:tab/><text:tab/><text:tab/><text:tab/>//__________________________________</text:p>
        </text:list-item>
        <text:list-item>
          <text:p text:style-name="P328"><text:s text:c="4"/>if((close(pipefd[0]) &lt; 0 ) || (close(pipefd[1]) &lt; 0 )){</text:p>
        </text:list-item>
        <text:list-item>
          <text:p text:style-name="P329"><text:s text:c="6"/>perror("close");</text:p>
        </text:list-item>
        <text:list-item>
          <text:p text:style-name="P330"><text:s text:c="6"/>exit(EXIT_FAILURE);</text:p>
        </text:list-item>
        <text:list-item>
          <text:p text:style-name="P331"><text:s text:c="4"/>}<text:s/><text:tab/><text:tab/><text:tab/><text:tab/>//__________________________________</text:p>
        </text:list-item>
        <text:list-item>
          <text:p text:style-name="P332"><text:s text:c="4"/>char** args = malloc(sizeof (char*)*2);;</text:p>
        </text:list-item>
        <text:list-item>
          <text:p text:style-name="P333"><text:s text:c="4"/>args[0] = strdup("less");</text:p>
        </text:list-item>
        <text:list-item>
          <text:p text:style-name="P334"><text:s text:c="4"/>args[1] = NULL;</text:p>
        </text:list-item>
        <text:list-item>
          <text:p text:style-name="P335"><text:s/><text:tab/><text:tab/><text:tab/><text:tab/><text:tab/>//__________________________________</text:p>
        </text:list-item>
        <text:list-item>
          <text:p text:style-name="P336"><text:s text:c="4"/>execvp(args[0], args);</text:p>
        </text:list-item>
        <text:list-item>
          <text:p text:style-name="P337"><text:s text:c="4"/></text:p>
        </text:list-item>
        <text:list-item>
          <text:p text:style-name="P338"><text:s text:c="4"/>perror("execvp");</text:p>
        </text:list-item>
        <text:list-item>
          <text:p text:style-name="P339"><text:s text:c="27"/>//__________________________________</text:p>
        </text:list-item>
        <text:list-item>
          <text:p text:style-name="P340"><text:s text:c="4"/>for (int i = 0; i &lt; 2; ++i)</text:p>
        </text:list-item>
        <text:list-item>
          <text:p text:style-name="P341"><text:s text:c="6"/>free(args[i]);</text:p>
        </text:list-item>
        <text:list-item>
          <text:p text:style-name="P342"><text:s text:c="4"/>free(args);</text:p>
        </text:list-item>
        <text:list-item>
          <text:p text:style-name="P343"><text:s text:c="4"/>exit(EXIT_FAILURE);</text:p>
        </text:list-item>
        <text:list-item>
          <text:p text:style-name="P344"/>
        </text:list-item>
        <text:list-item>
          <text:p text:style-name="P345"><text:s text:c="2"/>}</text:p>
        </text:list-item>
        <text:list-item>
          <text:p text:style-name="P346"><text:s/><text:tab/><text:tab/><text:tab/><text:tab/><text:tab/>//__________________________________</text:p>
        </text:list-item>
        <text:list-item>
          <text:p text:style-name="P347"><text:s text:c="2"/>if((close(pipefd[0]) &lt; 0 ) || (close(pipefd[1]) &lt; 0 )){</text:p>
        </text:list-item>
        <text:list-item>
          <text:p text:style-name="P348"><text:s text:c="4"/>perror("close");</text:p>
        </text:list-item>
        <text:list-item>
          <text:p text:style-name="P349"><text:s text:c="4"/>exit(EXIT_FAILURE);</text:p>
        </text:list-item>
        <text:list-item>
          <text:p text:style-name="P350"><text:s text:c="2"/>} <text:s text:c="23"/>//__________________________________</text:p>
        </text:list-item>
        <text:list-item>
          <text:p text:style-name="P351"><text:s text:c="2"/>waitpid(pid, NULL, 0);</text:p>
        </text:list-item>
        <text:list-item>
          <text:p text:style-name="P352"><text:s text:c="2"/>return EXIT_SUCCESS;</text:p>
        </text:list-item>
        <text:list-item>
          <text:p text:style-name="P353">}</text:p>
        </text:list-item>
      </text:list>
      <text:p text:style-name="P354"/>
      <text:p text:style-name="P355"/>
      <text:p text:style-name="P356">a. Always comment your code, I did not do that. Please provide meaningful and excessive comments for the LOC above. Focus on explaining what the given line and the immediately following LOC do.</text:p>
      <text:p text:style-name="P357">Answer:</text:p>
      <text:p text:style-name="P358"/>
      <text:p text:style-name="P359">b. Give a simple, overall description of what the code does and how does it do it.</text:p>
      <text:p text:style-name="P360">Answer:</text:p>
      <text:p text:style-name="P361"/>
      <text:p text:style-name="P362">c. Give a bash command line equivalent of what the above code does.</text:p>
      <text:p text:style-name="P363">Answer:</text:p>
      <text:p text:style-name="P364"/>
      <text:p text:style-name="Standard"><text:span text:style-name="T365">d. Draw a detail picture of processes (with the relationships to one another), the pipes architecture, the<text:s/></text:span><text:span text:style-name="T366">dup</text:span><text:span text:style-name="T367"><text:s/>plumbing connectivity between the processes and the pipes.</text:span></text:p>
      <text:p text:style-name="P368">Answer:</text:p>
      <text:p text:style-name="P369"/>
      <text:p text:style-name="Standard"><text:span text:style-name="T370">e. Alter the above code so that the second command will execute ‘</text:span><text:span text:style-name="T371">wc -c -m -l -w</text:span><text:span text:style-name="T372">’ on the output of the command on the LHS. Copy and paste your altered code that implements the above described functionality. Also copy and paste the output of your program.</text:span></text:p>
      <text:p text:style-name="P373">Answer:</text:p>
      <text:p text:style-name="P374"/>
      <text:p text:style-name="Standard"><text:span text:style-name="T375">f. Explain why does the code uses heap memory to allocate<text:s/></text:span><text:span text:style-name="T376">args</text:span><text:span text:style-name="T377"><text:s/>array and<text:s/></text:span><text:span text:style-name="T378">strdup</text:span><text:span text:style-name="T379"><text:s/>the strings to send to the<text:s/></text:span><text:span text:style-name="T380">execve</text:span><text:span text:style-name="T381"><text:s/>command? Why not simply declare it as an array of<text:s/></text:span><text:span text:style-name="T382">char**</text:span><text:span text:style-name="T383"><text:s/>on the stack? See LOC 61-63 for an example.</text:span></text:p>
      <text:p text:style-name="P384">Answer:</text:p>
      <text:p text:style-name="P385"/>
      <text:p text:style-name="Standard"><text:span text:style-name="T386">Part 4 (0 pts): Additional information about his module:</text:span></text:p>
      <text:p text:style-name="Standard"><text:span text:style-name="T387">Please give me any feedback about this module. What worked, what would you change, what additional questions would you include? Anything you found particularly intriguing about this lab?</text:span></text:p>
      <text:p text:style-name="P388"/>
      <text:p text:style-name="Standard"><text:span text:style-name="T389">What to turn in on Moodle:</text:span></text:p>
      <text:p text:style-name="Standard"><text:span text:style-name="T390">* A pdf of the above writeup and the source code solution for Parts 2 and 3 (name these files: <text:s/>“&lt;yourname&gt;_Lab4_Part&lt;1,2,3&gt;.c” <text:s/>respective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artin</meta:initial-creator>
    <dc:creator>Penny Silliman</dc:creator>
    <meta:creation-date>2024-02-13T18:47:00Z</meta:creation-date>
    <dc:date>2024-02-13T18:47:00Z</dc:date>
    <meta:print-date>2020-02-06T07:54:00Z</meta:print-date>
    <meta:template xlink:href="Normal.dotm" xlink:type="simple"/>
    <meta:editing-cycles>2</meta:editing-cycles>
    <meta:editing-duration>PT1260S</meta:editing-duration>
    <meta:document-statistic meta:page-count="7" meta:paragraph-count="23" meta:word-count="1753" meta:character-count="11727" meta:row-count="83" meta:non-whitespace-character-count="9997"/>
  </office:meta>
</office:document-meta>
</file>